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6e927" fo:background-color="#ffff00"/>
    </style:style>
    <style:style style:name="P4" style:family="paragraph" style:parent-style-name="Standard">
      <style:text-properties officeooo:paragraph-rsid="0018ce31" fo:background-color="#ffff00"/>
    </style:style>
    <style:style style:name="P5" style:family="paragraph" style:parent-style-name="Standard">
      <style:text-properties officeooo:paragraph-rsid="001a8d38" fo:background-color="#ffff00"/>
    </style:style>
    <style:style style:name="P6" style:family="paragraph" style:parent-style-name="Standard">
      <style:text-properties officeooo:paragraph-rsid="001eb751" fo:background-color="#ffff00"/>
    </style:style>
    <style:style style:name="P7" style:family="paragraph" style:parent-style-name="Standard">
      <style:text-properties officeooo:paragraph-rsid="00240418" fo:background-color="#ffff00"/>
    </style:style>
    <style:style style:name="P8" style:family="paragraph" style:parent-style-name="Standard">
      <style:text-properties officeooo:paragraph-rsid="0026b6e1" fo:background-color="#ffff00"/>
    </style:style>
    <style:style style:name="P9" style:family="paragraph" style:parent-style-name="Standard">
      <style:text-properties officeooo:paragraph-rsid="0020ffa4" fo:background-color="#ffff00"/>
    </style:style>
    <style:style style:name="P10" style:family="paragraph" style:parent-style-name="Standard">
      <style:text-properties officeooo:paragraph-rsid="002322ac" fo:background-color="#ffff00"/>
    </style:style>
    <style:style style:name="P11" style:family="paragraph" style:parent-style-name="Standard">
      <style:text-properties officeooo:paragraph-rsid="0028b3b9" fo:background-color="#ffff00"/>
    </style:style>
    <style:style style:name="P12" style:family="paragraph" style:parent-style-name="Standard">
      <style:text-properties officeooo:paragraph-rsid="002daa04" fo:background-color="#ffff00"/>
    </style:style>
    <style:style style:name="P13" style:family="paragraph" style:parent-style-name="Standard">
      <style:text-properties officeooo:paragraph-rsid="0018ce31" fo:background-color="transparent"/>
    </style:style>
    <style:style style:name="P14" style:family="paragraph" style:parent-style-name="Standard">
      <style:text-properties officeooo:paragraph-rsid="0016e927" fo:background-color="transparent"/>
    </style:style>
    <style:style style:name="P15" style:family="paragraph" style:parent-style-name="Standard">
      <style:text-properties officeooo:paragraph-rsid="001a8d38" fo:background-color="transparent"/>
    </style:style>
    <style:style style:name="P16" style:family="paragraph" style:parent-style-name="Standard">
      <style:text-properties officeooo:paragraph-rsid="00240418" fo:background-color="transparent"/>
    </style:style>
    <style:style style:name="P17" style:family="paragraph" style:parent-style-name="Standard">
      <style:text-properties officeooo:paragraph-rsid="0026b6e1" fo:background-color="transparent"/>
    </style:style>
    <style:style style:name="P18" style:family="paragraph" style:parent-style-name="Standard">
      <style:text-properties officeooo:paragraph-rsid="001a8d38"/>
    </style:style>
    <style:style style:name="P19" style:family="paragraph" style:parent-style-name="Standard">
      <style:text-properties officeooo:paragraph-rsid="001a8d38" fo:background-color="#ffff6d"/>
    </style:style>
    <style:style style:name="P20" style:family="paragraph" style:parent-style-name="Standard"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21" style:family="paragraph" style:parent-style-name="Standard">
      <style:text-properties fo:color="#000000" loext:opacity="100%" style:font-name="Liberation Serif" fo:font-size="12pt" fo:language="es" fo:country="ES" fo:background-color="transparent" style:font-name-asian="Noto Serif CJK SC" style:font-name-complex="Lohit Devanagari"/>
    </style:style>
    <style:style style:name="P22" style:family="paragraph" style:parent-style-name="Standard">
      <style:text-properties fo:color="#000000" loext:opacity="100%" style:font-name="Liberation Serif" fo:font-size="12pt" fo:language="es" fo:country="ES" fo:background-color="#ffff00" style:font-name-asian="Noto Serif CJK SC" style:font-name-complex="Lohit Devanagari"/>
    </style:style>
    <style:style style:name="P23" style:family="paragraph" style:parent-style-name="Standard">
      <style:text-properties officeooo:paragraph-rsid="001eb751"/>
    </style:style>
    <style:style style:name="P24" style:family="paragraph" style:parent-style-name="Standard">
      <style:paragraph-properties fo:break-before="page"/>
      <style:text-properties officeooo:paragraph-rsid="001eb751"/>
    </style:style>
    <style:style style:name="P25" style:family="paragraph" style:parent-style-name="Standard">
      <style:text-properties officeooo:paragraph-rsid="0020ffa4"/>
    </style:style>
    <style:style style:name="P26" style:family="paragraph" style:parent-style-name="Standard">
      <style:text-properties officeooo:paragraph-rsid="002322ac"/>
    </style:style>
    <style:style style:name="P27" style:family="paragraph" style:parent-style-name="Standard">
      <style:text-properties officeooo:paragraph-rsid="0025f5b4"/>
    </style:style>
    <style:style style:name="P28" style:family="paragraph" style:parent-style-name="Standard">
      <style:text-properties officeooo:paragraph-rsid="00240418"/>
    </style:style>
    <style:style style:name="P29" style:family="paragraph" style:parent-style-name="Standard">
      <style:text-properties officeooo:paragraph-rsid="0026b6e1"/>
    </style:style>
    <style:style style:name="P30" style:family="paragraph" style:parent-style-name="Standard">
      <style:text-properties officeooo:paragraph-rsid="0028b3b9"/>
    </style:style>
    <style:style style:name="P31" style:family="paragraph" style:parent-style-name="Standard">
      <style:text-properties officeooo:paragraph-rsid="0029ef2a"/>
    </style:style>
    <style:style style:name="P32" style:family="paragraph" style:parent-style-name="Standard">
      <style:text-properties officeooo:paragraph-rsid="002af9b0"/>
    </style:style>
    <style:style style:name="P33" style:family="paragraph" style:parent-style-name="Standard">
      <style:text-properties officeooo:paragraph-rsid="002daa04"/>
    </style:style>
    <style:style style:name="P34" style:family="paragraph" style:parent-style-name="Standard">
      <style:text-properties fo:font-weight="bold" officeooo:rsid="002e532c" officeooo:paragraph-rsid="002e532c" style:font-weight-asian="bold" style:font-weight-complex="bold"/>
    </style:style>
    <style:style style:name="P35" style:family="paragraph" style:parent-style-name="Standard">
      <style:text-properties officeooo:paragraph-rsid="002f0b90"/>
    </style:style>
    <style:style style:name="P36" style:family="paragraph" style:parent-style-name="Standard" style:master-page-name="MasterPage2">
      <style:paragraph-properties style:page-number="auto"/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37" style:family="paragraph" style:parent-style-name="Standard" style:master-page-name="MasterPage2">
      <style:paragraph-properties style:page-number="auto"/>
      <style:text-properties fo:color="#000000" loext:opacity="100%" style:font-name="Liberation Serif" fo:font-size="11pt" fo:language="es" fo:country="ES" style:font-name-asian="Noto Serif CJK SC" style:font-name-complex="Lohit Devanagari"/>
    </style:style>
    <style:style style:name="P38" style:family="paragraph" style:parent-style-name="Standard">
      <style:text-properties officeooo:paragraph-rsid="0029ef2a"/>
    </style:style>
    <style:style style:name="P39" style:family="paragraph" style:parent-style-name="Standard">
      <style:text-properties officeooo:paragraph-rsid="0029ef2a" fo:background-color="#ffff00"/>
    </style:style>
    <style:style style:name="P40" style:family="paragraph" style:parent-style-name="Standard">
      <style:text-properties officeooo:paragraph-rsid="002af9b0" fo:background-color="#ffff00"/>
    </style:style>
    <style:style style:name="P41" style:family="paragraph" style:parent-style-name="Standard">
      <style:text-properties officeooo:paragraph-rsid="002f0b90" fo:background-color="#ffff00"/>
    </style:style>
    <style:style style:name="P42" style:family="paragraph" style:parent-style-name="Standard">
      <style:text-properties officeooo:paragraph-rsid="002af9b0"/>
    </style:style>
    <style:style style:name="P43" style:family="paragraph" style:parent-style-name="Standard">
      <style:text-properties officeooo:paragraph-rsid="002daa04"/>
    </style:style>
    <style:style style:name="P44" style:family="paragraph" style:parent-style-name="Standard">
      <style:text-properties officeooo:paragraph-rsid="002f0b90"/>
    </style:style>
    <style:style style:name="T10" style:family="text">
      <style:text-properties fo:background-color="#ffff6d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font-size="11pt"/>
    </style:style>
    <style:style style:name="T13" style:family="text">
      <style:text-properties fo:font-size="11pt" fo:background-color="#ffff00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de las siguientes opciones describe mejor un periférico de entrada?</text:p>
      <text:p text:style-name="P14">a) Impresora</text:p>
      <text:p text:style-name="P3">b) Teclado</text:p>
      <text:p text:style-name="P1">c) Altavoz</text:p>
      <text:p text:style-name="P1">d) Monitor</text:p>
      <text:p text:style-name="P1"/>
      <text:p text:style-name="P1">¿Qué tipo de periférico es un escáner?</text:p>
      <text:p text:style-name="P3">a) Entrada</text:p>
      <text:p text:style-name="P1">b) Salida</text:p>
      <text:p text:style-name="P1">c) Almacenamiento</text:p>
      <text:p text:style-name="P1">d) Comunicación</text:p>
      <text:p text:style-name="P1"/>
      <text:p text:style-name="P1">¿Cuál de las siguientes opciones es un ejemplo de periférico de salida?</text:p>
      <text:p text:style-name="P1">a) Ratón</text:p>
      <text:p text:style-name="P3">b) Monitor</text:p>
      <text:p text:style-name="P1">c) Teclado</text:p>
      <text:p text:style-name="P1">d) Micrófono</text:p>
      <text:p text:style-name="P1"/>
      <text:p text:style-name="P1">¿Qué función realiza un módem en un sistema de computadoras?</text:p>
      <text:p text:style-name="P1">a) Almacenamiento de datos</text:p>
      <text:p text:style-name="P3">b) Comunicación de datos</text:p>
      <text:p text:style-name="P1">c) Entrada de datos</text:p>
      <text:p text:style-name="P1">d) Salida de datos</text:p>
      <text:p text:style-name="P1"/>
      <text:p text:style-name="P1">¿Cuál de las siguientes opciones es un periférico de almacenamiento?</text:p>
      <text:p text:style-name="P1">a) Monitor</text:p>
      <text:p text:style-name="P1">b) Impresora</text:p>
      <text:p text:style-name="P3">c) Disco duro</text:p>
      <text:p text:style-name="P1">d) Altavoz</text:p>
      <text:p text:style-name="P1"/>
      <text:p text:style-name="P1">¿Qué tipo de periférico es una tarjeta de sonido?</text:p>
      <text:p text:style-name="P1">a) Entrada</text:p>
      <text:p text:style-name="P3">b) Salida</text:p>
      <text:p text:style-name="P1">c) Almacenamiento</text:p>
      <text:p text:style-name="P1">d) Comunicación</text:p>
      <text:p text:style-name="P1"/>
      <text:p text:style-name="P1">¿Cuál de las siguientes opciones es un ejemplo de periférico de comunicación?</text:p>
      <text:p text:style-name="P1">a) Impresora</text:p>
      <text:p text:style-name="P3">b) Router</text:p>
      <text:p text:style-name="P1">c) Teclado</text:p>
      <text:p text:style-name="P1">d) Monitor</text:p>
      <text:p text:style-name="P1"/>
      <text:p text:style-name="P1">¿Cuál es la función principal de un escáner de código de barras?</text:p>
      <text:p text:style-name="P1">a) Almacenamiento de datos</text:p>
      <text:p text:style-name="P3">b) Lectura de datos</text:p>
      <text:p text:style-name="P1">c) Impresión de datos</text:p>
      <text:p text:style-name="P1">d) Comunicación de datos</text:p>
      <text:p text:style-name="P1"/>
      <text:p text:style-name="P1">¿Qué periférico se utiliza para imprimir documentos en papel?</text:p>
      <text:p text:style-name="P1">a) Monitor</text:p>
      <text:p text:style-name="P3">b) Impresora</text:p>
      <text:p text:style-name="P1">c) Altavoz</text:p>
      <text:p text:style-name="P1"><text:soft-page-break/>d) Escáner</text:p>
      <text:p text:style-name="P1"/>
      <text:p text:style-name="P1">¿Cuál de las siguientes opciones es un periférico de entrada táctil?</text:p>
      <text:p text:style-name="P1">a) Ratón</text:p>
      <text:p text:style-name="P1">b) Teclado</text:p>
      <text:p text:style-name="P3">c) Pantalla táctil</text:p>
      <text:p text:style-name="P1">d) Altavoz</text:p>
      <text:p text:style-name="P1"/>
      <text:p text:style-name="P1">¿Qué función realiza una cámara web en un sistema de computadoras?</text:p>
      <text:p text:style-name="P1">a) Almacenamiento de datos</text:p>
      <text:p text:style-name="P3">b) Captura de imágenes y videos</text:p>
      <text:p text:style-name="P1">c) Impresión de documentos</text:p>
      <text:p text:style-name="P1">d) Comunicación de datos</text:p>
      <text:p text:style-name="P1"/>
      <text:p text:style-name="P1">¿Cuál de los siguientes periféricos se utiliza para la entrada y salida de datos?</text:p>
      <text:p text:style-name="P1">a) Monitor</text:p>
      <text:p text:style-name="P1">b) Ratón</text:p>
      <text:p text:style-name="P3">c) Impresora multifunción</text:p>
      <text:p text:style-name="P1">d) Altavoz</text:p>
      <text:p text:style-name="P1"/>
      <text:p text:style-name="P1">¿Qué tipo de periférico es un plotter?</text:p>
      <text:p text:style-name="P1">a) Entrada</text:p>
      <text:p text:style-name="P3">b) Salida</text:p>
      <text:p text:style-name="P1">c) Almacenamiento</text:p>
      <text:p text:style-name="P1">d) Comunicación</text:p>
      <text:p text:style-name="P1"/>
      <text:p text:style-name="P1">¿Cuál de las siguientes opciones es un periférico de entrada de voz?</text:p>
      <text:p text:style-name="P3">a) Micrófono</text:p>
      <text:p text:style-name="P1">b) Altavoz</text:p>
      <text:p text:style-name="P1">c) Impresora</text:p>
      <text:p text:style-name="P1">d) Teclado</text:p>
      <text:p text:style-name="P1"/>
      <text:p text:style-name="P1">¿Cuál de los siguientes periféricos se utiliza para la comunicación inalámbrica?</text:p>
      <text:p text:style-name="P1">a) Cable USB</text:p>
      <text:p text:style-name="P1">b) Tarjeta de red</text:p>
      <text:p text:style-name="P3">c) Bluetooth</text:p>
      <text:p text:style-name="P1">d) Disco duro externo</text:p>
      <text:p text:style-name="P1"/>
      <text:p text:style-name="P1">¿Qué función realiza una tarjeta de red en un sistema de computadoras?</text:p>
      <text:p text:style-name="P1">a) Almacenamiento de datos</text:p>
      <text:p text:style-name="P3">b) Comunicación de datos en red</text:p>
      <text:p text:style-name="P1">c) Impresión de documentos</text:p>
      <text:p text:style-name="P1">d) Captura de imágenes</text:p>
      <text:p text:style-name="P1"/>
      <text:p text:style-name="P1">¿Cuál de los siguientes periféricos se utiliza para la entrada de datos mediante pulsaciones?</text:p>
      <text:p text:style-name="P1">a) Ratón</text:p>
      <text:p text:style-name="P3">b) Teclado</text:p>
      <text:p text:style-name="P1">c) Pantalla táctil</text:p>
      <text:p text:style-name="P1">d) Escáner</text:p>
      <text:p text:style-name="P1"/>
      <text:p text:style-name="P1">¿Qué periférico se utiliza para la salida de sonido en un sistema de computadoras?</text:p>
      <text:p text:style-name="P1">a) Monitor</text:p>
      <text:p text:style-name="P1"><text:soft-page-break/>b) Impresora</text:p>
      <text:p text:style-name="P3">c) Altavoz</text:p>
      <text:p text:style-name="P1">d) Teclado</text:p>
      <text:p text:style-name="P1"/>
      <text:p text:style-name="P2">¿Qué normativa regula las condiciones de seguridad en la manipulación de productos químicos en un taller de microinformática?</text:p>
      <text:p text:style-name="P2">a) ISO 9001</text:p>
      <text:p text:style-name="P13">b) ISO 14001</text:p>
      <text:p text:style-name="P4">c) Normativa UNE-EN 14470-1</text:p>
      <text:p text:style-name="P13">d) Normativa EN 61010</text:p>
      <text:p text:style-name="P13"/>
      <text:p text:style-name="P18">¿Cuál es la normativa clave para la gestión de la seguridad en la manipulación de productos químicos en un taller de microinformática?</text:p>
      <text:p text:style-name="P18">a) ISO 9001</text:p>
      <text:p text:style-name="P18">b) ISO 14001</text:p>
      <text:p text:style-name="P18">c) <text:span text:style-name="T10">Normativa UNE-EN 14470-1</text:span></text:p>
      <text:p text:style-name="P18">d) Normativa EN 61010</text:p>
      <text:p text:style-name="P18"/>
      <text:p text:style-name="P18">¿Qué periférico se utiliza para la salida de sonido en un sistema de computadoras?</text:p>
      <text:p text:style-name="P18">a) Monitor</text:p>
      <text:p text:style-name="P18">b) Impresora</text:p>
      <text:p text:style-name="P19">c) Altavoz</text:p>
      <text:p text:style-name="P18">d) Teclado</text:p>
      <text:p text:style-name="P18"/>
      <text:p text:style-name="P18">¿Cuál de las siguientes opciones describe mejor una impresora láser?</text:p>
      <text:p text:style-name="P18">a) Imprime en papel mediante chorros de tinta</text:p>
      <text:p text:style-name="P19">b) Utiliza láser para imprimir en papel</text:p>
      <text:p text:style-name="P18">c) Imprime en papel térmico</text:p>
      <text:p text:style-name="P18">d) Imprime en papel mediante agujas</text:p>
      <text:p text:style-name="P18"/>
      <text:p text:style-name="P18">¿Cuál de los siguientes periféricos se utiliza para la entrada de datos mediante movimiento manual?</text:p>
      <text:p text:style-name="P5">a) Ratón</text:p>
      <text:p text:style-name="P15">b) Teclado</text:p>
      <text:p text:style-name="P18">c) Escáner</text:p>
      <text:p text:style-name="P18">d) Micrófono</text:p>
      <text:p text:style-name="P18"/>
      <text:p text:style-name="P18">¿Qué tipo de periférico es una memoria USB?</text:p>
      <text:p text:style-name="P18">a) Entrada</text:p>
      <text:p text:style-name="P19">b) Almacenamiento</text:p>
      <text:p text:style-name="P18">c) Salida</text:p>
      <text:p text:style-name="P18">d) Comunicación</text:p>
      <text:p text:style-name="P18"/>
      <text:p text:style-name="P18">¿Cuál de las siguientes opciones describe mejor una impresora de matriz de puntos?</text:p>
      <text:p text:style-name="P15">a) Utiliza chorros de tinta para imprimir</text:p>
      <text:p text:style-name="P5">b) Imprime en papel mediante agujas</text:p>
      <text:p text:style-name="P18">c) Imprime en papel térmico</text:p>
      <text:p text:style-name="P18">d) Utiliza láser para imprimir en papel</text:p>
      <text:p text:style-name="P18"/>
      <text:p text:style-name="P18">¿Qué función realiza un lector de tarjetas magnéticas en un sistema de computadoras?</text:p>
      <text:p text:style-name="P5">a) Almacenamiento de datos</text:p>
      <text:p text:style-name="P18">b) Comunicación de datos</text:p>
      <text:p text:style-name="P15">c) Entrada de datos</text:p>
      <text:p text:style-name="P18"><text:soft-page-break/>d) Salida de datos</text:p>
      <text:p text:style-name="P18"/>
      <text:p text:style-name="P18">¿Cuál de los siguientes periféricos se utiliza para la entrada de datos mediante movimiento sobre una superficie?</text:p>
      <text:p text:style-name="P19">a) Ratón</text:p>
      <text:p text:style-name="P18">b) Teclado</text:p>
      <text:p text:style-name="P18">c) Escáner</text:p>
      <text:p text:style-name="P18">d) Micrófono</text:p>
      <text:p text:style-name="P18"/>
      <text:p text:style-name="P18">¿Qué tipo de periférico es una impresora 3D?</text:p>
      <text:p text:style-name="P18">a) Entrada</text:p>
      <text:p text:style-name="P18">b) Almacenamiento</text:p>
      <text:p text:style-name="P19">c) Salida</text:p>
      <text:p text:style-name="P18">d) Comunicación</text:p>
      <text:p text:style-name="P18"/>
      <text:p text:style-name="P18">¿Cuál de las siguientes opciones describe mejor un altavoz?</text:p>
      <text:p text:style-name="P18">a) Permite la entrada de datos mediante voz</text:p>
      <text:p text:style-name="P19">b) Se utiliza para la salida de sonido</text:p>
      <text:p text:style-name="P18">c) Almacena datos de audio</text:p>
      <text:p text:style-name="P18">d) Imprime documentos en papel</text:p>
      <text:p text:style-name="P18"/>
      <text:p text:style-name="P18">¿Qué periférico se utiliza para la entrada de datos en forma de imágenes o documentos físicos?</text:p>
      <text:p text:style-name="P18">a) Ratón</text:p>
      <text:p text:style-name="P18">b) Teclado</text:p>
      <text:p text:style-name="P19">c) Escáner</text:p>
      <text:p text:style-name="P18">d) Micrófono</text:p>
      <text:p text:style-name="P18"/>
      <text:p text:style-name="P18">¿Cuál de las siguientes opciones describe mejor una impresora de inyección de tinta?</text:p>
      <text:p text:style-name="P18">a) Utiliza láser para imprimir en papel</text:p>
      <text:p text:style-name="P18">b) Imprime en papel térmico</text:p>
      <text:p text:style-name="P5">c) Imprime en papel mediante chorros de tinta</text:p>
      <text:p text:style-name="P15">d) Imprime en papel mediante agujas</text:p>
      <text:p text:style-name="P19"/>
      <text:p text:style-name="P18">¿Qué función realiza un lector de huellas dactilares en un sistema de computadoras?</text:p>
      <text:p text:style-name="P18">a) Almacenamiento de datos</text:p>
      <text:p text:style-name="P18">b) Comunicación de datos</text:p>
      <text:p text:style-name="P19">c) Identificación biométrica</text:p>
      <text:p text:style-name="P18">d) Impresión de documentos</text:p>
      <text:p text:style-name="P18"/>
      <text:p text:style-name="P18">¿Cuál de las siguientes opciones describe mejor un proyector?</text:p>
      <text:p text:style-name="P18">a) Se utiliza para la entrada de datos</text:p>
      <text:p text:style-name="P19">b) Proyecta imágenes o videos en una pantalla</text:p>
      <text:p text:style-name="P18">c) Almacena datos en forma de presentación</text:p>
      <text:p text:style-name="P18">d) Imprime documentos en papel</text:p>
      <text:p text:style-name="P18"/>
      <text:p text:style-name="P18"/>
      <text:p text:style-name="P18">¿Cuál de las siguientes opciones describe mejor un teclado mecánico?</text:p>
      <text:p text:style-name="P15">a) Utiliza tecnología de membrana</text:p>
      <text:p text:style-name="P5">b) Emplea interruptores mecánicos para las teclas</text:p>
      <text:p text:style-name="P18">c) Es inalámbrico</text:p>
      <text:p text:style-name="P18">d) Tiene teclas táctiles sensibles al tacto</text:p>
      <text:p text:style-name="P18"/>
      <text:p text:style-name="P18"><text:soft-page-break/>¿Qué tipo de conexión es común en los teclados inalámbricos?</text:p>
      <text:p text:style-name="P18">a) USB</text:p>
      <text:p text:style-name="P18">b) HDMI</text:p>
      <text:p text:style-name="P19">c) Bluetooth</text:p>
      <text:p text:style-name="P18">d) VGA</text:p>
      <text:p text:style-name="P18"/>
      <text:p text:style-name="P18">¿Cuál de las siguientes características es típica de un teclado ergonómico?</text:p>
      <text:p text:style-name="P15">a) Diseño compacto</text:p>
      <text:p text:style-name="P18">b) Teclas iluminadas</text:p>
      <text:p text:style-name="P5">c) Diseño curvado para reducir la tensión</text:p>
      <text:p text:style-name="P18">d) Teclas mecánicas lineales</text:p>
      <text:p text:style-name="P18"/>
      <text:p text:style-name="P18">¿Qué función realiza la rueda de desplazamiento en un ratón?</text:p>
      <text:p text:style-name="P15">a) Mover el cursor</text:p>
      <text:p text:style-name="P18">b) Hacer clic derecho</text:p>
      <text:p text:style-name="P5">c) Desplazarse por páginas web u documentos</text:p>
      <text:p text:style-name="P18">d) Controlar la sensibilidad del puntero</text:p>
      <text:p text:style-name="P18"/>
      <text:p text:style-name="P18">¿Cuál de las siguientes opciones describe mejor un ratón óptico?</text:p>
      <text:p text:style-name="P18">a) Utiliza una bola para el desplazamiento</text:p>
      <text:p text:style-name="P19">b) Emplea luz LED para detectar movimientos</text:p>
      <text:p text:style-name="P18">c) Funciona sin necesidad de pilas</text:p>
      <text:p text:style-name="P18">d) Tiene botones programables</text:p>
      <text:p text:style-name="P18"/>
      <text:p text:style-name="P36">¿Qué normativa regula las condiciones de seguridad en la manipulación de equipos de protección individual en un taller de microinformática?</text:p>
      <text:p text:style-name="P20">a) ISO 9001</text:p>
      <text:p text:style-name="P20">b) ISO 14001</text:p>
      <text:p text:style-name="P20"><text:span text:style-name="T11">c) OHSAS 18001</text:span><text:span text:style-name="T11"/></text:p>
      <text:p text:style-name="P20">d) Normativa UNE-EN 343</text:p>
      <text:p text:style-name="P20"><text:span text:style-name="T11">Actualmente se usa la ISO 45001</text:span><text:span text:style-name="T11"/></text:p>
      <text:p text:style-name="P20"/>
      <text:p text:style-name="P20">¿Cuál de las siguientes opciones describe mejor un periférico de entrada?</text:p>
      <text:p text:style-name="P20">a) Impresora</text:p>
      <text:p text:style-name="P20"><text:span text:style-name="T11">b) Teclado</text:span><text:span text:style-name="T11"/></text:p>
      <text:p text:style-name="P20">c) Altavoz</text:p>
      <text:p text:style-name="P20">d) Monitor</text:p>
      <text:p text:style-name="P20"/>
      <text:p text:style-name="P20">¿Qué tipo de periférico es un escáner?</text:p>
      <text:p text:style-name="P20"><text:span text:style-name="T11">a) Entrada</text:span><text:span text:style-name="T11"/></text:p>
      <text:p text:style-name="P20">b) Salida</text:p>
      <text:p text:style-name="P20">c) Almacenamiento</text:p>
      <text:p text:style-name="P20">d) Comunicación</text:p>
      <text:p text:style-name="P20"/>
      <text:p text:style-name="P20">¿Cuál de las siguientes opciones es un ejemplo de periférico de salida?</text:p>
      <text:p text:style-name="P20">a) Ratón</text:p>
      <text:p text:style-name="P20"><text:span text:style-name="T11">b) Monitor</text:span><text:span text:style-name="T11"/></text:p>
      <text:p text:style-name="P20">c) Teclado</text:p>
      <text:p text:style-name="P20">d) Micrófono</text:p>
      <text:p text:style-name="P20"/>
      <text:p text:style-name="P20">¿Qué función realiza un módem en un sistema de computadoras?</text:p>
      <text:p text:style-name="P20">a) Almacenamiento de datos</text:p>
      <text:p text:style-name="P20"><text:span text:style-name="T11">b) Comunicación de datos</text:span><text:span text:style-name="T11"/></text:p>
      <text:p text:style-name="P20">c) Entrada de datos</text:p>
      <text:p text:style-name="P20">d) Salida de datos</text:p>
      <text:p text:style-name="P20"/>
      <text:p text:style-name="P20">¿Cuál de las siguientes opciones es un periférico de almacenamiento?</text:p>
      <text:p text:style-name="P20">a) Monitor</text:p>
      <text:p text:style-name="P20">b) Impresora</text:p>
      <text:p text:style-name="P20"><text:span text:style-name="T11">c) Disco duro</text:span><text:span text:style-name="T11"/></text:p>
      <text:p text:style-name="P20">d) Altavoz</text:p>
      <text:p text:style-name="P20"/>
      <text:p text:style-name="P20">¿Qué tipo de periférico es una tarjeta de sonido?</text:p>
      <text:p text:style-name="P20">a) Entrada</text:p>
      <text:p text:style-name="P20"><text:span text:style-name="T11">b) Salida</text:span><text:span text:style-name="T11"/></text:p>
      <text:p text:style-name="P20">c) Almacenamiento</text:p>
      <text:p text:style-name="P20">d) Comunicación</text:p>
      <text:p text:style-name="P20"/>
      <text:p text:style-name="P20">¿Cuál de las siguientes opciones es un ejemplo de periférico de comunicación?</text:p>
      <text:p text:style-name="P20">a) Impresora</text:p>
      <text:p text:style-name="P20"><text:span text:style-name="T11">b) Router</text:span><text:span text:style-name="T11"/></text:p>
      <text:p text:style-name="P20">c) Teclado</text:p>
      <text:p text:style-name="P20">d) Monitor</text:p>
      <text:p text:style-name="P20"/>
      <text:p text:style-name="P20">¿Cuál es la función principal de un escáner de código de barras?</text:p>
      <text:p text:style-name="P20">a) Almacenamiento de datos</text:p>
      <text:p text:style-name="P20"><text:soft-page-break/><text:span text:style-name="T11">b) Lectura de datos</text:span><text:span text:style-name="T11"/></text:p>
      <text:p text:style-name="P20">c) Impresión de datos</text:p>
      <text:p text:style-name="P20">d) Comunicación de datos</text:p>
      <text:p text:style-name="P20"/>
      <text:p text:style-name="P20">¿Qué periférico se utiliza para imprimir documentos en papel?</text:p>
      <text:p text:style-name="P20">a) Monitor</text:p>
      <text:p text:style-name="P20"><text:span text:style-name="T11">b) Impresora</text:span><text:span text:style-name="T11"/></text:p>
      <text:p text:style-name="P20">c) Altavoz</text:p>
      <text:p text:style-name="P20">d) Escáner</text:p>
      <text:p text:style-name="P20"/>
      <text:p text:style-name="P20">¿Cuál de las siguientes opciones es un periférico de entrada táctil?</text:p>
      <text:p text:style-name="P20">a) Ratón</text:p>
      <text:p text:style-name="P20">b) Teclado</text:p>
      <text:p text:style-name="P20"><text:span text:style-name="T11">c) Pantalla táctil</text:span><text:span text:style-name="T11"/></text:p>
      <text:p text:style-name="P20">d) Altavoz</text:p>
      <text:p text:style-name="P20"/>
      <text:p text:style-name="P20">¿Qué función realiza una cámara web en un sistema de computadoras?</text:p>
      <text:p text:style-name="P20">a) Almacenamiento de datos</text:p>
      <text:p text:style-name="P20"><text:span text:style-name="T11">b) Captura de imágenes y videos</text:span><text:span text:style-name="T11"/></text:p>
      <text:p text:style-name="P20">c) Impresión de documentos</text:p>
      <text:p text:style-name="P20">d) Comunicación de datos</text:p>
      <text:p text:style-name="P20"/>
      <text:p text:style-name="P20">¿Cuál de los siguientes periféricos se utiliza para la entrada y salida de datos?</text:p>
      <text:p text:style-name="P20">a) Monitor</text:p>
      <text:p text:style-name="P20">b) Ratón</text:p>
      <text:p text:style-name="P20"><text:span text:style-name="T11">c) Impresora multifunción</text:span><text:span text:style-name="T11"/></text:p>
      <text:p text:style-name="P20">d) Altavoz</text:p>
      <text:p text:style-name="P20"/>
      <text:p text:style-name="P20">¿Qué tipo de periférico es un plotter?</text:p>
      <text:p text:style-name="P20">a) Entrada</text:p>
      <text:p text:style-name="P20"><text:span text:style-name="T11">b) Salida</text:span><text:span text:style-name="T11"/></text:p>
      <text:p text:style-name="P20">c) Almacenamiento</text:p>
      <text:p text:style-name="P20">d) Comunicación</text:p>
      <text:p text:style-name="P20"/>
      <text:p text:style-name="P20">¿Cuál de las siguientes opciones es un periférico de entrada de voz?</text:p>
      <text:p text:style-name="P20"><text:span text:style-name="T11">a) Micrófono</text:span><text:span text:style-name="T11"/></text:p>
      <text:p text:style-name="P20">b) Altavoz</text:p>
      <text:p text:style-name="P20">c) Impresora</text:p>
      <text:p text:style-name="P20">d) Teclado</text:p>
      <text:p text:style-name="P20"/>
      <text:p text:style-name="P20">¿Cuál de los siguientes periféricos se utiliza para la comunicación inalámbrica?</text:p>
      <text:p text:style-name="P20">a) Cable USB</text:p>
      <text:p text:style-name="P20">b) Tarjeta de red</text:p>
      <text:p text:style-name="P20"><text:span text:style-name="T11">c) Bluetooth</text:span><text:span text:style-name="T11"/></text:p>
      <text:p text:style-name="P20">d) Disco duro externo</text:p>
      <text:p text:style-name="P20"/>
      <text:p text:style-name="P20">¿Qué función realiza una tarjeta de red en un sistema de computadoras?</text:p>
      <text:p text:style-name="P20">a) Almacenamiento de datos</text:p>
      <text:p text:style-name="P20"><text:span text:style-name="T11">b) Comunicación de datos en red</text:span><text:span text:style-name="T11"/></text:p>
      <text:p text:style-name="P20">c) Impresión de documentos</text:p>
      <text:p text:style-name="P20">d) Captura de imágenes</text:p>
      <text:p text:style-name="P20"/>
      <text:p text:style-name="P20"><text:soft-page-break/>¿Cuál de los siguientes periféricos se utiliza para la entrada de datos mediante pulsaciones?</text:p>
      <text:p text:style-name="P20">a) Ratón</text:p>
      <text:p text:style-name="P20"><text:span text:style-name="T11">b) Teclado</text:span><text:span text:style-name="T11"/></text:p>
      <text:p text:style-name="P20">c) Pantalla táctil</text:p>
      <text:p text:style-name="P20">d) Escáner</text:p>
      <text:p text:style-name="Standard"/>
      <text:p text:style-name="P37">¿Qué normativa regula las condiciones de seguridad en la manipulación de equipos de trabajo en un taller de microinformática?</text:p>
      <text:p text:style-name="P20"><text:span text:style-name="T12">a) ISO 9001</text:span><text:span text:style-name="T12"/></text:p>
      <text:p text:style-name="P20"><text:span text:style-name="T12">b) ISO 14001</text:span><text:span text:style-name="T12"/></text:p>
      <text:p text:style-name="P20"><text:span text:style-name="T12">c) OHSAS 18001</text:span><text:span text:style-name="T12"/></text:p>
      <text:p text:style-name="P20"><text:span text:style-name="T13">d) Normativa EN 61010</text:span><text:span text:style-name="T13"/></text:p>
      <text:p text:style-name="P20"><text:span text:style-name="T12"/></text:p>
      <text:p text:style-name="P20"><text:span text:style-name="T12"/></text:p>
      <text:p text:style-name="P20"><text:span text:style-name="T12">¿Qué característica es común en un ratón gaming?</text:span><text:span text:style-name="T12"/></text:p>
      <text:p text:style-name="P20"><text:span text:style-name="T12">a) Diseño compacto</text:span><text:span text:style-name="T12"/></text:p>
      <text:p text:style-name="P20"><text:span text:style-name="T13">b) Sensor de alta sensibilidad</text:span><text:span text:style-name="T13"/></text:p>
      <text:p text:style-name="P20"><text:span text:style-name="T12">c) Conexión inalámbrica</text:span><text:span text:style-name="T12"/></text:p>
      <text:p text:style-name="P20"><text:span text:style-name="T12">d) Ausencia de botones adicionales</text:span><text:span text:style-name="T12"/></text:p>
      <text:p text:style-name="P20"><text:span text:style-name="T12"/></text:p>
      <text:p text:style-name="P20"><text:span text:style-name="T12">¿Qué tipo de tecnología utiliza un ratón láser para detectar movimientos?</text:span><text:span text:style-name="T12"/></text:p>
      <text:p text:style-name="P20"><text:span text:style-name="T12">a) Óptica</text:span><text:span text:style-name="T12"/></text:p>
      <text:p text:style-name="P20"><text:span text:style-name="T12">b) Infrarroja</text:span><text:span text:style-name="T12"/></text:p>
      <text:p text:style-name="P20"><text:span text:style-name="T13">c) Láser</text:span><text:span text:style-name="T13"/></text:p>
      <text:p text:style-name="P20"><text:span text:style-name="T12">d) Ultrasónica</text:span><text:span text:style-name="T12"/></text:p>
      <text:p text:style-name="P20"><text:span text:style-name="T12"/></text:p>
      <text:p text:style-name="P20"><text:span text:style-name="T12">¿Cuál de las siguientes opciones describe mejor un teclado retroiluminado?</text:span><text:span text:style-name="T12"/></text:p>
      <text:p text:style-name="P20"><text:span text:style-name="T12">a) Teclas con relieve táctil</text:span><text:span text:style-name="T12"/></text:p>
      <text:p text:style-name="P20"><text:span text:style-name="T13">b) Teclas que emiten luz para facilitar la visibilidad en entornos oscuros</text:span><text:span text:style-name="T13"/></text:p>
      <text:p text:style-name="P20"><text:span text:style-name="T12">c) Teclas táctiles capacitivas</text:span><text:span text:style-name="T12"/></text:p>
      <text:p text:style-name="P20"><text:span text:style-name="T12">d) Teclas mecánicas silenciosas</text:span><text:span text:style-name="T12"/></text:p>
      <text:p text:style-name="P20"><text:span text:style-name="T12"/></text:p>
      <text:p text:style-name="P20"><text:span text:style-name="T12">¿Cuál es una característica típica de un teclado numérico?</text:span><text:span text:style-name="T12"/></text:p>
      <text:p text:style-name="P20"><text:span text:style-name="T12">a) Diseño compacto</text:span><text:span text:style-name="T12"/></text:p>
      <text:p text:style-name="P20"><text:span text:style-name="T12">b) Teclas multimedia</text:span><text:span text:style-name="T12"/></text:p>
      <text:p text:style-name="P20"><text:span text:style-name="T13">c) Teclas numéricas agrupadas a la derecha</text:span><text:span text:style-name="T13"/></text:p>
      <text:p text:style-name="P20"><text:span text:style-name="T12">d) Teclas táctiles sensibles al tacto</text:span><text:span text:style-name="T12"/></text:p>
      <text:p text:style-name="P20"><text:span text:style-name="T12"/></text:p>
      <text:p text:style-name="P20"><text:span text:style-name="T12">¿Qué función realiza el botón central en un ratón de tres botones?</text:span><text:span text:style-name="T12"/></text:p>
      <text:p text:style-name="P20"><text:span text:style-name="T12">a) Hacer clic izquierdo</text:span><text:span text:style-name="T12"/></text:p>
      <text:p text:style-name="P20"><text:span text:style-name="T12">b) Hacer clic derecho</text:span><text:span text:style-name="T12"/></text:p>
      <text:p text:style-name="P20"><text:span text:style-name="T12">c) Desplazar el cursor</text:span><text:span text:style-name="T12"/></text:p>
      <text:p text:style-name="P20"><text:span text:style-name="T13">d) Función de la rueda de desplazamiento</text:span><text:span text:style-name="T13"/></text:p>
      <text:p text:style-name="P20"><text:span text:style-name="T12"/></text:p>
      <text:p text:style-name="P20"><text:span text:style-name="T12">¿Cuál es una ventaja de los teclados inalámbricos?</text:span><text:span text:style-name="T12"/></text:p>
      <text:p text:style-name="P21"><text:span text:style-name="T12">a) Mayor duración de la batería</text:span><text:span text:style-name="T12"/></text:p>
      <text:p text:style-name="P20"><text:span text:style-name="T12">b) Menor costo</text:span><text:span text:style-name="T12"/></text:p>
      <text:p text:style-name="P22"><text:span text:style-name="T12">c) Conexión más rápida</text:span><text:span text:style-name="T12"/></text:p>
      <text:p text:style-name="P20"><text:span text:style-name="T12">d) Mayor resistencia al desgaste</text:span><text:span text:style-name="T12"/></text:p>
      <text:p text:style-name="P20"><text:span text:style-name="T12"/></text:p>
      <text:p text:style-name="P20"><text:span text:style-name="T12">¿Qué característica es esencial en un teclado mecánico para juegos?</text:span><text:span text:style-name="T12"/></text:p>
      <text:p text:style-name="P20"><text:span text:style-name="T12">a) Teclas silenciosas</text:span><text:span text:style-name="T12"/></text:p>
      <text:p text:style-name="P21"><text:span text:style-name="T12">b) Teclas retroiluminadas</text:span><text:span text:style-name="T12"/></text:p>
      <text:p text:style-name="P22"><text:span text:style-name="T12">c) Retroceso táctil en cada pulsación</text:span><text:span text:style-name="T12"/></text:p>
      <text:p text:style-name="P20"><text:span text:style-name="T12">d) Teclas planas y compactas</text:span><text:span text:style-name="T12"/></text:p>
      <text:p text:style-name="P20"><text:span text:style-name="T12"/></text:p>
      <text:p text:style-name="P20"><text:span text:style-name="T12">¿Cuál es la principal función de un ratón con tecnología Bluetooth?</text:span><text:span text:style-name="T12"/></text:p>
      <text:p text:style-name="P20"><text:span text:style-name="T13">a) Conectar varios dispositivos a la vez</text:span><text:span text:style-name="T13"/></text:p>
      <text:p text:style-name="P20"><text:span text:style-name="T12">b) Mejorar la precisión del puntero</text:span><text:span text:style-name="T12"/></text:p>
      <text:p text:style-name="P20"><text:span text:style-name="T12">c) Eliminar la necesidad de pilas</text:span><text:span text:style-name="T12"/></text:p>
      <text:p text:style-name="P20"><text:span text:style-name="T12">d) Proporcionar retroalimentación háptica</text:span><text:span text:style-name="T12"/></text:p>
      <text:p text:style-name="P20"><text:span text:style-name="T12"/></text:p>
      <text:p text:style-name="P20"><text:span text:style-name="T12"/></text:p>
      <text:p text:style-name="P20"><text:soft-page-break/><text:span text:style-name="T12">¿Qué tipo de ratón utiliza una bola para detectar movimientos?</text:span><text:span text:style-name="T12"/></text:p>
      <text:p text:style-name="P20"><text:span text:style-name="T12">a) Óptico</text:span><text:span text:style-name="T12"/></text:p>
      <text:p text:style-name="P20"><text:span text:style-name="T12">b) Láser</text:span><text:span text:style-name="T12"/></text:p>
      <text:p text:style-name="P20"><text:span text:style-name="T13">c) Trackball</text:span><text:span text:style-name="T13"/></text:p>
      <text:p text:style-name="P20"><text:span text:style-name="T12">d) Inalámbrico</text:span><text:span text:style-name="T12"/></text:p>
      <text:p text:style-name="P20"><text:span text:style-name="T12"/></text:p>
      <text:p text:style-name="P20"><text:span text:style-name="T12">¿Qué característica es común en los teclados mecánicos lineales?</text:span><text:span text:style-name="T12"/></text:p>
      <text:p text:style-name="P20"><text:span text:style-name="T12">a) Retroalimentación táctil en cada pulsación</text:span><text:span text:style-name="T12"/></text:p>
      <text:p text:style-name="P20"><text:span text:style-name="T12">b) Ausencia de ruido al escribir</text:span><text:span text:style-name="T12"/></text:p>
      <text:p text:style-name="P20"><text:span text:style-name="T12">c) Teclas curvadas para mayor comodidad</text:span><text:span text:style-name="T12"/></text:p>
      <text:p text:style-name="P20"><text:span text:style-name="T13">d) Presión constante en todas las teclas</text:span><text:span text:style-name="T13"/></text:p>
      <text:p text:style-name="P20"><text:span text:style-name="T12"/></text:p>
      <text:p text:style-name="P20"><text:span text:style-name="T12">¿Cuál es una ventaja de un teclado con teclas multimedia?</text:span><text:span text:style-name="T12"/></text:p>
      <text:p text:style-name="P20"><text:span text:style-name="T12">a) Mayor durabilidad</text:span><text:span text:style-name="T12"/></text:p>
      <text:p text:style-name="P20"><text:span text:style-name="T13">b) Facilita el acceso rápido a funciones como reproducción de música y volumen</text:span><text:span text:style-name="T13"/></text:p>
      <text:p text:style-name="P20"><text:span text:style-name="T12">c) Teclas táctiles sensibles al tacto</text:span><text:span text:style-name="T12"/></text:p>
      <text:p text:style-name="P20"><text:span text:style-name="T12">d) Teclas retroiluminadas</text:span><text:span text:style-name="T12"/></text:p>
      <text:p text:style-name="P20"><text:span text:style-name="T12"/></text:p>
      <text:p text:style-name="P20"><text:span text:style-name="T12">¿Qué característica es típica de un ratón trackball?</text:span><text:span text:style-name="T12"/></text:p>
      <text:p text:style-name="P20"><text:span text:style-name="T12">a) Rueda de desplazamiento</text:span><text:span text:style-name="T12"/></text:p>
      <text:p text:style-name="P20"><text:span text:style-name="T13">b) Bola que se gira para controlar el cursor</text:span><text:span text:style-name="T13"/></text:p>
      <text:p text:style-name="P20"><text:span text:style-name="T12">c) Botones programables</text:span><text:span text:style-name="T12"/></text:p>
      <text:p text:style-name="P20"><text:span text:style-name="T12">d) Diseño ergonómico</text:span><text:span text:style-name="T12"/></text:p>
      <text:p text:style-name="P20"><text:span text:style-name="T12"/></text:p>
      <text:p text:style-name="P20"><text:span text:style-name="T12">¿Cuál de las siguientes opciones describe mejor un teclado inalámbrico?</text:span><text:span text:style-name="T12"/></text:p>
      <text:p text:style-name="P20"><text:span text:style-name="T12">a) Se conecta a través de un cable USB</text:span><text:span text:style-name="T12"/></text:p>
      <text:p text:style-name="P20"><text:span text:style-name="T13">b) Utiliza pilas o batería recargable</text:span><text:span text:style-name="T13"/></text:p>
      <text:p text:style-name="P20"><text:span text:style-name="T12">c) Teclas retroiluminadas</text:span><text:span text:style-name="T12"/></text:p>
      <text:p text:style-name="P20"><text:span text:style-name="T12">d) Diseño compacto</text:span><text:span text:style-name="T12"/></text:p>
      <text:p text:style-name="P20"><text:span text:style-name="T12"/></text:p>
      <text:p text:style-name="P20"><text:span text:style-name="T12">¿Cuál es una característica esencial en un ratón para diseño gráfico?</text:span><text:span text:style-name="T12"/></text:p>
      <text:p text:style-name="P20"><text:span text:style-name="T12">a) Botones programables</text:span><text:span text:style-name="T12"/></text:p>
      <text:p text:style-name="P20"><text:span text:style-name="T13">b) Alta sensibilidad</text:span><text:span text:style-name="T13"/></text:p>
      <text:p text:style-name="P20"><text:span text:style-name="T12">c) Función de rueda de desplazamiento</text:span><text:span text:style-name="T12"/></text:p>
      <text:p text:style-name="P20"><text:span text:style-name="T12">d) Diseño compacto</text:span><text:span text:style-name="T12"/></text:p>
      <text:p text:style-name="P20"><text:span text:style-name="T12"/></text:p>
      <text:p text:style-name="P20"><text:span text:style-name="T12">¿Qué función realiza un teclado táctil en lugar de teclas físicas?</text:span><text:span text:style-name="T12"/></text:p>
      <text:p text:style-name="P20"><text:span text:style-name="T12">a) Vibración háptica</text:span><text:span text:style-name="T12"/></text:p>
      <text:p text:style-name="P20"><text:span text:style-name="T12">b) Detección de movimientos</text:span><text:span text:style-name="T12"/></text:p>
      <text:p text:style-name="P20"><text:span text:style-name="T12">c) Reconocimiento de voz</text:span><text:span text:style-name="T12"/></text:p>
      <text:p text:style-name="P20"><text:span text:style-name="T13">d) Superficie sensible al tacto</text:span><text:span text:style-name="T13"/></text:p>
      <text:p text:style-name="P20"><text:span text:style-name="T12"/></text:p>
      <text:p text:style-name="P20"><text:span text:style-name="T12"/></text:p>
      <text:p text:style-name="P20"><text:span text:style-name="T12">¿Qué característica es común en un ratón inalámbrico?</text:span><text:span text:style-name="T12"/></text:p>
      <text:p text:style-name="P20"><text:span text:style-name="T12">a) Cable USB para la conexión</text:span><text:span text:style-name="T12"/></text:p>
      <text:p text:style-name="P20"><text:span text:style-name="T12">b) Bola para detectar movimientos</text:span><text:span text:style-name="T12"/></text:p>
      <text:p text:style-name="P20"><text:span text:style-name="T13">c) Utiliza pilas o batería recargable</text:span><text:span text:style-name="T13"/></text:p>
      <text:p text:style-name="P20"><text:span text:style-name="T12">d) Sin botones adicionales</text:span><text:span text:style-name="T12"/></text:p>
      <text:p text:style-name="P20"><text:span text:style-name="T12"/></text:p>
      <text:p text:style-name="P20"><text:span text:style-name="T12">¿Cuál de las siguientes opciones describe mejor un ratón ergonómico?</text:span><text:span text:style-name="T12"/></text:p>
      <text:p text:style-name="P20"><text:span text:style-name="T12">a) Diseño plano sin curvaturas</text:span><text:span text:style-name="T12"/></text:p>
      <text:p text:style-name="P20"><text:span text:style-name="T13">b) Diseño curvado para reducir la tensión</text:span><text:span text:style-name="T13"/></text:p>
      <text:p text:style-name="P20"><text:span text:style-name="T12">c) Sin botones laterales</text:span><text:span text:style-name="T12"/></text:p>
      <text:p text:style-name="P20"><text:span text:style-name="T12">d) Sensor de baja sensibilidad</text:span><text:span text:style-name="T12"/></text:p>
      <text:p text:style-name="P20"/>
      <text:p text:style-name="P24">¿Cuál es la normativa principal para la gestión de la seguridad y salud ocupacional en un taller de microinformática?</text:p>
      <text:p text:style-name="P23">a) ISO 9001</text:p>
      <text:p text:style-name="P23">b) ISO 14001</text:p>
      <text:p text:style-name="P23">c) OHSAS 18001</text:p>
      <text:p text:style-name="P23">d) Normativa EN 61010</text:p>
      <text:p text:style-name="P23"/>
      <text:p text:style-name="P23"/>
      <text:p text:style-name="P23"/>
      <text:p text:style-name="P23">¿Qué función realiza un botón lateral en un ratón gaming?</text:p>
      <text:p text:style-name="P23">a) Desplazamiento del cursor</text:p>
      <text:p text:style-name="P23">b) Hacer clic derecho</text:p>
      <text:p text:style-name="P6">c) Acciones programables para juegos</text:p>
      <text:p text:style-name="P23">d) Apagado del ratón</text:p>
      <text:p text:style-name="P23"/>
      <text:p text:style-name="P23">¿Cuál es una ventaja de un ratón con cable sobre uno inalámbrico?</text:p>
      <text:p text:style-name="P23">a) Mayor movilidad</text:p>
      <text:p text:style-name="P6">b) Menor interferencia electromagnética</text:p>
      <text:p text:style-name="P23">c) Necesidad de pilas o batería</text:p>
      <text:p text:style-name="P23">d) Menor costo</text:p>
      <text:p text:style-name="P23"/>
      <text:p text:style-name="P23">¿Qué característica es típica en un ratón con sensor láser?</text:p>
      <text:p text:style-name="P23">a) Menor precisión en superficies brillantes</text:p>
      <text:p text:style-name="P6">b) Mayor sensibilidad y precisión</text:p>
      <text:p text:style-name="P23">c) Necesita una alfombrilla especial</text:p>
      <text:p text:style-name="P23">d) Batería recargable</text:p>
      <text:p text:style-name="P23"/>
      <text:p text:style-name="P23">¿Cuál es la función principal de un ratón con botones programables?</text:p>
      <text:p text:style-name="P23">a) Desplazamiento del cursor</text:p>
      <text:p text:style-name="P6">b) Acciones personalizadas según el usuario</text:p>
      <text:p text:style-name="P23">c) Encendido y apagado del ratón</text:p>
      <text:p text:style-name="P23">d) Ajuste de la sensibilidad del puntero</text:p>
      <text:p text:style-name="P23"/>
      <text:p text:style-name="P23">¿Qué característica es esencial en un ratón para diseño gráfico?</text:p>
      <text:p text:style-name="P23">a) Sensor de baja sensibilidad</text:p>
      <text:p text:style-name="P23">b) Rueda de desplazamiento</text:p>
      <text:p text:style-name="P23">c) Sensor óptico</text:p>
      <text:p text:style-name="P6">d) Alta resolución DPI</text:p>
      <text:p text:style-name="P23"/>
      <text:p text:style-name="P23">¿Cuál de las siguientes opciones describe mejor un ratón vertical?</text:p>
      <text:p text:style-name="P23">a) Diseño plano sin curvaturas</text:p>
      <text:p text:style-name="P6">b) Diseño curvado para reducir la tensión</text:p>
      <text:p text:style-name="P23">c) Sin botones adicionales</text:p>
      <text:p text:style-name="P23">d) Cable retráctil</text:p>
      <text:p text:style-name="P23"/>
      <text:p text:style-name="P23">¿Qué función realiza un botón DPI en un ratón gaming?</text:p>
      <text:p text:style-name="P6">a) Ajusta la sensibilidad del puntero</text:p>
      <text:p text:style-name="P23">b) Encendido y apagado del ratón</text:p>
      <text:p text:style-name="P23">c) Desplazamiento del cursor</text:p>
      <text:p text:style-name="P23">d) Cambia el color de la iluminación LED</text:p>
      <text:p text:style-name="P23"/>
      <text:p text:style-name="P23">¿Cuál es una ventaja de un ratón con retroiluminación LED?</text:p>
      <text:p text:style-name="P23"><text:soft-page-break/>a) Mayor duración de la batería</text:p>
      <text:p text:style-name="P6">b) Facilita la visibilidad en entornos oscuros</text:p>
      <text:p text:style-name="P23">c) Menor costo</text:p>
      <text:p text:style-name="P23">d) Sin cables</text:p>
      <text:p text:style-name="P23"/>
      <text:p text:style-name="P23">¿Qué característica es común en un ratón con tecnología Bluetooth?</text:p>
      <text:p text:style-name="P23">a) Cable retráctil</text:p>
      <text:p text:style-name="P23">b) Sin botones adicionales</text:p>
      <text:p text:style-name="P6">c) Conexión inalámbrica</text:p>
      <text:p text:style-name="P23">d) Necesita una alfombrilla especial</text:p>
      <text:p text:style-name="P23"/>
      <text:p text:style-name="P23">¿Cuál de las siguientes opciones describe mejor un ratón trackball?</text:p>
      <text:p text:style-name="P23">a) Sensor de alta sensibilidad</text:p>
      <text:p text:style-name="P6">b) Bola que se gira para controlar el cursor</text:p>
      <text:p text:style-name="P23">c) Botones laterales programables</text:p>
      <text:p text:style-name="P23">d) Diseño plano</text:p>
      <text:p text:style-name="P23"/>
      <text:p text:style-name="P23">¿Qué función realiza un botón de avance en un ratón con botones adicionales?</text:p>
      <text:p text:style-name="P23">a) Desplazamiento del cursor hacia atrás</text:p>
      <text:p text:style-name="P23">b) Encendido y apagado del ratón</text:p>
      <text:p text:style-name="P23">c) Acciones programables para juegos</text:p>
      <text:p text:style-name="P6">d) Desplazamiento del cursor hacia adelante</text:p>
      <text:p text:style-name="P23"/>
      <text:p text:style-name="P23">¿Cuál es la función de un ratón con sensor óptico?</text:p>
      <text:p text:style-name="P23">a) Bola para detectar movimientos</text:p>
      <text:p text:style-name="P23">b) Mayor precisión en superficies brillantes</text:p>
      <text:p text:style-name="P23">c) Utiliza luz LED para detectar movimientos</text:p>
      <text:p text:style-name="P6">d) Mayor sensibilidad y precisión</text:p>
      <text:p text:style-name="P23"/>
      <text:p text:style-name="P23">¿Qué característica es típica en un ratón para ambidiestros?</text:p>
      <text:p text:style-name="P23">a) Diseño curvado para reducir la tensión</text:p>
      <text:p text:style-name="P23">b) Sin botones adicionales</text:p>
      <text:p text:style-name="P6">c) Diseño simétrico para uso con ambas manos</text:p>
      <text:p text:style-name="P23">d) Cable retráctil</text:p>
      <text:p text:style-name="P23"/>
      <text:p text:style-name="P23">¿Cuál es la función de un botón de clic silencioso en un ratón?</text:p>
      <text:p text:style-name="P23">a) Mayor sensibilidad del puntero</text:p>
      <text:p text:style-name="P6">b) Menos ruido al hacer clic</text:p>
      <text:p text:style-name="P23">c) Desplazamiento del cursor</text:p>
      <text:p text:style-name="P23">d) Ajuste de la resolución DPI</text:p>
      <text:p text:style-name="P23"/>
      <text:p text:style-name="P23">¿Cuál es una ventaja de un ratón con botones laterales?</text:p>
      <text:p text:style-name="P23">a) Menor costo</text:p>
      <text:p text:style-name="P23">b) Mayor duración de la batería</text:p>
      <text:p text:style-name="P6">c) Acceso rápido a funciones adicionales</text:p>
      <text:p text:style-name="P23">d) Diseño ergonómico</text:p>
      <text:p text:style-name="P23"/>
      <text:p text:style-name="P23">¿Qué función realiza un botón de retroceso en un ratón con botones adicionales?</text:p>
      <text:p text:style-name="P23">a) Desplazamiento del cursor hacia adelante</text:p>
      <text:p text:style-name="P23">b) Encendido y apagado del ratón</text:p>
      <text:p text:style-name="P23">c) Acciones programables para juegos</text:p>
      <text:p text:style-name="P6">d) Desplazamiento del cursor hacia atrás</text:p>
      <text:p text:style-name="P23"><text:soft-page-break/></text:p>
      <text:p text:style-name="P23">¿Cuál es la principal ventaja de un ratón con aceleración ajustable?</text:p>
      <text:p text:style-name="P23">a) Mayor duración de la batería</text:p>
      <text:p text:style-name="P6">b) Ajuste de la velocidad del puntero según el movimiento</text:p>
      <text:p text:style-name="P23">c) Mayor precisión en superficies brillantes</text:p>
      <text:p text:style-name="P23">d) Sin cables</text:p>
      <text:p text:style-name="Standard"/>
      <text:p text:style-name="P25"/>
      <text:p text:style-name="P25">¿Cuál es la normativa clave para la gestión ambiental en un taller de microinformática?</text:p>
      <text:p text:style-name="P25">a) ISO 9001</text:p>
      <text:p text:style-name="P25">b) ISO 27001</text:p>
      <text:p text:style-name="P9">c) ISO 14001</text:p>
      <text:p text:style-name="P25">d) Normativa EN 61010</text:p>
      <text:p text:style-name="P25"/>
      <text:p text:style-name="P25">¿Qué característica es común en un ratón con memoria integrada?</text:p>
      <text:p text:style-name="P25">a) Mayor sensibilidad del puntero</text:p>
      <text:p text:style-name="P9">b) Almacenamiento de configuraciones personalizadas</text:p>
      <text:p text:style-name="P25">c) Diseño simétrico para uso con ambas manos</text:p>
      <text:p text:style-name="P25">d) Rueda de desplazamiento</text:p>
      <text:p text:style-name="P25"/>
      <text:p text:style-name="P25">¿Cuál es la función de un botón de clic doble en un ratón?</text:p>
      <text:p text:style-name="P25">a) Mayor sensibilidad del puntero</text:p>
      <text:p text:style-name="P9">b) Realiza dos clics con una sola pulsación</text:p>
      <text:p text:style-name="P25">c) Desplazamiento del cursor</text:p>
      <text:p text:style-name="P25">d) Ajuste de la resolución DPI</text:p>
      <text:p text:style-name="P25"/>
      <text:p text:style-name="P25">¿Cuál de las siguientes opciones describe mejor un ratón con función de carga inalámbrica?</text:p>
      <text:p text:style-name="P9">a) Utiliza pilas o batería recargable</text:p>
      <text:p text:style-name="P25">b) Sin botones adicionales</text:p>
      <text:p text:style-name="P25">c) Diseño simétrico</text:p>
      <text:p text:style-name="P25">d) Cable USB para la conexión</text:p>
      <text:p text:style-name="P25"/>
      <text:p text:style-name="P25">¿Qué característica es común en un ratón con diseño antiestrés?</text:p>
      <text:p text:style-name="P25">a) Botones programables</text:p>
      <text:p text:style-name="P25">b) Bola para detectar movimientos</text:p>
      <text:p text:style-name="P9">c) Superficie de goma para un agarre cómodo</text:p>
      <text:p text:style-name="P25">d) Sin retroiluminación LED</text:p>
      <text:p text:style-name="P25"/>
      <text:p text:style-name="P25">¿Cuál es la función principal de un ratón con ajuste de peso?</text:p>
      <text:p text:style-name="P25">a) Mayor duración de la batería</text:p>
      <text:p text:style-name="P25">b) Ajuste de la sensibilidad del puntero</text:p>
      <text:p text:style-name="P9">c) Mayor peso para mayor estabilidad</text:p>
      <text:p text:style-name="P25">d) Sin botones laterales</text:p>
      <text:p text:style-name="P25"/>
      <text:p text:style-name="P25">¿Qué característica es típica en un ratón con tecnología de carga rápida?</text:p>
      <text:p text:style-name="P25">a) Mayor duración de la batería</text:p>
      <text:p text:style-name="P25">b) Ajuste de la velocidad del puntero</text:p>
      <text:p text:style-name="P9">c) Recarga rápida de la batería</text:p>
      <text:p text:style-name="P25">d) Sin retroiluminación LED</text:p>
      <text:p text:style-name="P25"/>
      <text:p text:style-name="P25"/>
      <text:p text:style-name="P25">¿Cuál es la principal función de una webcam?</text:p>
      <text:p text:style-name="P25"><text:soft-page-break/>a) Capturar imágenes fijas</text:p>
      <text:p text:style-name="P25">b) Grabar videos en alta definición</text:p>
      <text:p text:style-name="P9">c) Transmitir video en tiempo real a través de internet</text:p>
      <text:p text:style-name="P25">d) Imprimir fotografías</text:p>
      <text:p text:style-name="P25"/>
      <text:p text:style-name="P25">¿Qué característica es típica en una webcam con enfoque automático?</text:p>
      <text:p text:style-name="P25">a) Necesidad de ajustar manualmente el enfoque</text:p>
      <text:p text:style-name="P25">b) Enfoque fijo</text:p>
      <text:p text:style-name="P9">c) Ajuste automático de la nitidez</text:p>
      <text:p text:style-name="P25">d) Solo graba videos, no captura imágenes fijas</text:p>
      <text:p text:style-name="P25"/>
      <text:p text:style-name="P25">¿Cuál de las siguientes opciones describe mejor una cámara digital compacta?</text:p>
      <text:p text:style-name="P25">a) Diseño grande y pesado</text:p>
      <text:p text:style-name="P25">b) Lentes intercambiables</text:p>
      <text:p text:style-name="P9">c) Pequeño tamaño y fácil de llevar</text:p>
      <text:p text:style-name="P25">d) Uso exclusivo para grabación de video</text:p>
      <text:p text:style-name="P25"/>
      <text:p text:style-name="P25">¿Qué función realiza una cámara digital con estabilización de imagen?</text:p>
      <text:p text:style-name="P25">a) Captura de imágenes en blanco y negro</text:p>
      <text:p text:style-name="P9">b) Reducción de vibraciones para imágenes más nítidas</text:p>
      <text:p text:style-name="P25">c) Grabación de videos en cámara lenta</text:p>
      <text:p text:style-name="P25">d) Ajuste automático de la exposición</text:p>
      <text:p text:style-name="P25"/>
      <text:p text:style-name="P25">¿Cuál es la ventaja de una cámara digital sin espejo sobre una réflex?</text:p>
      <text:p text:style-name="P25">a) Mayor tamaño y peso</text:p>
      <text:p text:style-name="P25">b) Menor calidad de imagen</text:p>
      <text:p text:style-name="P9">c) Ausencia de espejo y visor óptico</text:p>
      <text:p text:style-name="P25">d) Lentes fijas sin posibilidad de intercambio</text:p>
      <text:p text:style-name="P25"/>
      <text:p text:style-name="P25">¿Qué característica es común en una cámara digital con zoom óptico?</text:p>
      <text:p text:style-name="P25">a) Utiliza software para simular el zoom</text:p>
      <text:p text:style-name="P25">b) Ajuste digital de la imagen</text:p>
      <text:p text:style-name="P25">c) Cambio de lentes para zoom</text:p>
      <text:p text:style-name="P9">d) Utiliza lentes para acercar la imagen</text:p>
      <text:p text:style-name="P9"/>
      <text:p text:style-name="P25">¿Cuál es la función de una cámara digital con detección de rostros?</text:p>
      <text:p text:style-name="P25">a) Captura de imágenes en blanco y negro</text:p>
      <text:p text:style-name="P25">b) Ajuste automático de la exposición</text:p>
      <text:p text:style-name="P9">c) Detección de rostros para un enfoque preciso</text:p>
      <text:p text:style-name="P25">d) Uso exclusivo para grabación de video</text:p>
      <text:p text:style-name="P25"/>
      <text:p text:style-name="P25">¿Qué característica es esencial en una webcam con micrófono incorporado?</text:p>
      <text:p text:style-name="P25">a) Grabación de video en alta definición</text:p>
      <text:p text:style-name="P9">b) Transmisión de audio junto con el video</text:p>
      <text:p text:style-name="P25">c) Necesidad de micrófono externo</text:p>
      <text:p text:style-name="P25">d) Uso exclusivo para captura de imágenes fijas</text:p>
      <text:p text:style-name="P25"/>
      <text:p text:style-name="P25">¿Cuál de las siguientes opciones describe mejor una cámara réflex digital?</text:p>
      <text:p text:style-name="P25">a) Diseño compacto y liviano</text:p>
      <text:p text:style-name="P25">b) Lentes fijas sin posibilidad de intercambio</text:p>
      <text:p text:style-name="P9">c) Visor óptico y espejo móvil</text:p>
      <text:p text:style-name="P25">d) Uso exclusivo para grabación de video</text:p>
      <text:p text:style-name="P25"><text:soft-page-break/></text:p>
      <text:p text:style-name="P25">¿Cuál es la función principal de una cámara de acción?</text:p>
      <text:p text:style-name="P25">a) Captura de imágenes en blanco y negro</text:p>
      <text:p text:style-name="P9">b) Grabación de videos en calidad extrema</text:p>
      <text:p text:style-name="P25">c) Fotografía de larga exposición</text:p>
      <text:p text:style-name="P25">d) Uso exclusivo para transmisión en vivo</text:p>
      <text:p text:style-name="P25"/>
      <text:p text:style-name="P25">¿Qué característica es típica en una cámara digital con modo de escena?</text:p>
      <text:p text:style-name="P9">a) Ajuste automático de la exposición</text:p>
      <text:p text:style-name="P25">b) Grabación de videos en cámara lenta</text:p>
      <text:p text:style-name="P25">c) Cambio de lentes para zoom</text:p>
      <text:p text:style-name="P25">d) Uso exclusivo para captura de imágenes fijas</text:p>
      <text:p text:style-name="P25"/>
      <text:p text:style-name="P26"/>
      <text:p text:style-name="P26"/>
      <text:p text:style-name="P26">¿Qué función realiza una cámara de acción con resistencia a golpes?</text:p>
      <text:p text:style-name="P26">a) Detección de movimiento y envío de alertas</text:p>
      <text:p text:style-name="P26">b) Grabación de videos en calidad extrema</text:p>
      <text:p text:style-name="P26">c) Registro de imágenes en condiciones de baja iluminación</text:p>
      <text:p text:style-name="P10">d) Mayor resistencia a impactos físicos</text:p>
      <text:p text:style-name="P26"/>
      <text:p text:style-name="P27"/>
      <text:p text:style-name="P27">¿Qué normativa regula las condiciones de ventilación en un taller de microinformática?</text:p>
      <text:p text:style-name="P27">a) ISO 9001</text:p>
      <text:p text:style-name="P27">b) <text:span text:style-name="T11">OHSAS 18001</text:span></text:p>
      <text:p text:style-name="P27">c) Normativa EN 12464-1</text:p>
      <text:p text:style-name="P27">d) Normativa UNE-EN 3382</text:p>
      <text:p text:style-name="P27"/>
      <text:p text:style-name="P26">¿Cuál es la principal función de unos auriculares inalámbricos?</text:p>
      <text:p text:style-name="P26">a) Conexión mediante cable USB</text:p>
      <text:p text:style-name="P26">b) <text:span text:style-name="T11">Proporcionar sonido sin necesidad de cables</text:span></text:p>
      <text:p text:style-name="P26">c) Exclusivamente para llamadas telefónicas</text:p>
      <text:p text:style-name="P26">d) Cancelación activa de ruido</text:p>
      <text:p text:style-name="P26"/>
      <text:p text:style-name="P26">¿Qué característica es común en unos auriculares con cancelación de ruido?</text:p>
      <text:p text:style-name="P26">a) Mayor duración de la batería</text:p>
      <text:p text:style-name="P26">b) <text:span text:style-name="T11">Reducción de ruido ambiental</text:span></text:p>
      <text:p text:style-name="P26">c) Cable largo para mayor alcance</text:p>
      <text:p text:style-name="P26">d) Diseño compacto</text:p>
      <text:p text:style-name="P26"/>
      <text:p text:style-name="P26">¿Cuál es la ventaja de unos auriculares con micrófono incorporado?</text:p>
      <text:p text:style-name="P26">a) Mayor calidad de sonido</text:p>
      <text:p text:style-name="P26">b) <text:span text:style-name="T11">Facilita las llamadas telefónicas y videoconferencias</text:span></text:p>
      <text:p text:style-name="P26">c) Ausencia de cables</text:p>
      <text:p text:style-name="P28">d) Diseño ligero</text:p>
      <text:p text:style-name="P28"/>
      <text:p text:style-name="P28">¿Qué función realiza un micrófono de condensador en comparación con uno dinámico?</text:p>
      <text:p text:style-name="P28">a) Mayor resistencia a golpes</text:p>
      <text:p text:style-name="P28">b) <text:span text:style-name="T11">Captura de sonidos más sutiles y detallados</text:span></text:p>
      <text:p text:style-name="P28">c) Menor sensibilidad a la vibración</text:p>
      <text:p text:style-name="P28">d) Mejor respuesta a altos niveles de presión sonora</text:p>
      <text:p text:style-name="P28"/>
      <text:p text:style-name="P28"><text:soft-page-break/>¿Cuál es la principal función de un micrófono USB?</text:p>
      <text:p text:style-name="P28">a) Mayor sensibilidad en la captura de sonido</text:p>
      <text:p text:style-name="P28">b) <text:span text:style-name="T11">Conexión directa a puertos USB sin necesidad de interfaz de audio</text:span></text:p>
      <text:p text:style-name="P28">c) Cancelación de ruido ambiente</text:p>
      <text:p text:style-name="P28">d) Utilización exclusiva en estudios profesionales</text:p>
      <text:p text:style-name="P28"/>
      <text:p text:style-name="P28">¿Qué característica es común en un micrófono de solapa?</text:p>
      <text:p text:style-name="P28">a) Cable largo para mayor alcance</text:p>
      <text:p text:style-name="P28">b) <text:span text:style-name="T11">Micrófono compacto y discreto</text:span></text:p>
      <text:p text:style-name="P28">c) Cancelación activa de ruido</text:p>
      <text:p text:style-name="P28">d) Exclusivamente para grabación de voz</text:p>
      <text:p text:style-name="P28"/>
      <text:p text:style-name="P28">¿Cuál es la función principal de unos altavoces Bluetooth?</text:p>
      <text:p text:style-name="P28">a) Transmitir señal de audio mediante cables</text:p>
      <text:p text:style-name="P28">b) Conexión directa a la corriente eléctrica</text:p>
      <text:p text:style-name="P28">c) <text:span text:style-name="T11">Reproducir sonido de forma inalámbrica desde dispositivos compatibles</text:span></text:p>
      <text:p text:style-name="P28">d) Exclusivamente para uso en exteriores</text:p>
      <text:p text:style-name="P28"/>
      <text:p text:style-name="P28">¿Qué característica es típica en altavoces con subwoofer?</text:p>
      <text:p text:style-name="P28">a) Mayor claridad en tonos agudos</text:p>
      <text:p text:style-name="P28">b) <text:span text:style-name="T11">Reproducción de frecuencias graves más potentes</text:span></text:p>
      <text:p text:style-name="P28">c) Diseño compacto y portátil</text:p>
      <text:p text:style-name="P28">d) Exclusivamente para reproducción de música clásica</text:p>
      <text:p text:style-name="P28"/>
      <text:p text:style-name="P28">¿Cuál es la ventaja de unos altavoces con puerto USB?</text:p>
      <text:p text:style-name="P28">a) Mayor potencia de salida</text:p>
      <text:p text:style-name="P28">b) <text:span text:style-name="T11">Conexión directa a dispositivos USB sin necesidad de energía adicional</text:span></text:p>
      <text:p text:style-name="P28">c) Cancelación activa de ruido</text:p>
      <text:p text:style-name="P28">d) Diseño exclusivo para uso en estudios de grabación</text:p>
      <text:p text:style-name="P28"/>
      <text:p text:style-name="P28">¿Qué función realiza una tarjeta de sonido externa en comparación con una interna?</text:p>
      <text:p text:style-name="P28">a) Proporciona salida de sonido de mayor calidad</text:p>
      <text:p text:style-name="P28">b) Se conecta mediante ranuras PCIe en la placa madre</text:p>
      <text:p text:style-name="P28">c) <text:span text:style-name="T11">Permite conectar más dispositivos de audio</text:span></text:p>
      <text:p text:style-name="P28">d) Facilita la conexión de auriculares y micrófonos</text:p>
      <text:p text:style-name="P28"/>
      <text:p text:style-name="P28">¿Cuál es la principal función de una tarjeta de sonido integrada en una placa madre?</text:p>
      <text:p text:style-name="P7">a) Proporcionar salida de sonido de alta calidad</text:p>
      <text:p text:style-name="P28">b) Conexión mediante puerto USB</text:p>
      <text:p text:style-name="P28">c) Cancelación activa de ruido</text:p>
      <text:p text:style-name="P16">d) Permitir la conexión de múltiples micrófonos</text:p>
      <text:p text:style-name="P28"/>
      <text:p text:style-name="P28">¿Qué característica es común en una tarjeta de sonido con soporte para sonido envolvente?</text:p>
      <text:p text:style-name="P28">a) Salida de audio en mono</text:p>
      <text:p text:style-name="P28">b) <text:span text:style-name="T11">Reproducción de sonido tridimensional</text:span></text:p>
      <text:p text:style-name="P28">c) Exclusivamente para uso en estudios de grabación</text:p>
      <text:p text:style-name="P28">d) <text:span text:style-name="T14">Conexión exclusiva a altavoces externos</text:span></text:p>
      <text:p text:style-name="P28"/>
      <text:p text:style-name="P28">¿Cuál es la ventaja de una tarjeta de sonido con amplificador integrado?</text:p>
      <text:p text:style-name="P28">a) Mayor duración de la batería</text:p>
      <text:p text:style-name="P28">b) <text:span text:style-name="T11">Potencia de salida de audio más alta</text:span></text:p>
      <text:p text:style-name="P28">c) Conexión mediante cables coaxiales</text:p>
      <text:p text:style-name="P28"><text:soft-page-break/>d) Exclusivamente para uso en grabación de voz</text:p>
      <text:p text:style-name="P28"/>
      <text:p text:style-name="P28">¿Qué función realiza un micrófono de mano en comparación con uno de solapa?</text:p>
      <text:p text:style-name="P28">a) Mayor sensibilidad en la captura de sonido</text:p>
      <text:p text:style-name="P28">b) <text:span text:style-name="T11">Mayor resistencia a la interferencia electromagnética</text:span></text:p>
      <text:p text:style-name="P28">c) Diseño compacto y discreto</text:p>
      <text:p text:style-name="P28">d) Uso exclusivo para presentaciones en vivo</text:p>
      <text:p text:style-name="P28"/>
      <text:p text:style-name="P28">¿Cuál es la principal función de unos auriculares con sonido envolvente?</text:p>
      <text:p text:style-name="P28">a) Reducción de ruido ambiental</text:p>
      <text:p text:style-name="P28">b)<text:span text:style-name="T11"> Proporcionar una experiencia auditiva tridimensional</text:span></text:p>
      <text:p text:style-name="P28">c) Exclusivamente para uso en estudios de grabación</text:p>
      <text:p text:style-name="P28">d) Facilitar llamadas telefónicas</text:p>
      <text:p text:style-name="P28"/>
      <text:p text:style-name="P28">¿Qué característica es común en unos auriculares con diadema ajustable?</text:p>
      <text:p text:style-name="P28">a) Diseño compacto y plegable</text:p>
      <text:p text:style-name="P28">b) Cancelación activa de ruido</text:p>
      <text:p text:style-name="P28">c) <text:span text:style-name="T11">Diadema que se ajusta a diferentes tamaños de cabeza</text:span></text:p>
      <text:p text:style-name="P28">d) Exclusivamente para uso deportivo</text:p>
      <text:p text:style-name="P28"/>
      <text:p text:style-name="P28">¿Cuál es la ventaja de un altavoz con conectividad NFC?</text:p>
      <text:p text:style-name="P28">a) Mayor duración de la batería</text:p>
      <text:p text:style-name="P28">b) <text:span text:style-name="T11">Conexión inalámbrica mediante Bluetooth</text:span></text:p>
      <text:p text:style-name="P28">c) Reproducción de sonido tridimensional</text:p>
      <text:p text:style-name="P28">d) Necesidad de cables para la conexión</text:p>
      <text:p text:style-name="P28"/>
      <text:p text:style-name="P28">¿Qué función realiza un micrófono USB en comparación con uno analógico?</text:p>
      <text:p text:style-name="P28">a) Mayor calidad de sonido</text:p>
      <text:p text:style-name="P28">b) Necesidad de interfaz de audio adicional</text:p>
      <text:p text:style-name="P28">c) <text:span text:style-name="T11">Conexión directa a puertos USB sin necesidad de energía adicional</text:span></text:p>
      <text:p text:style-name="P28">d) Resistencia a interferencias electromagnéticas</text:p>
      <text:p text:style-name="P28"/>
      <text:p text:style-name="P28">¿Cuál es la principal función de unos altavoces de estudio?</text:p>
      <text:p text:style-name="P28">a) Proporcionar sonido envolvente</text:p>
      <text:p text:style-name="P28">b) <text:span text:style-name="T11">Reproducción precisa y plana del sonido</text:span></text:p>
      <text:p text:style-name="P28">c) Uso exclusivo para grabación de voz</text:p>
      <text:p text:style-name="P28">d) Cancelación activa de ruido</text:p>
      <text:p text:style-name="P28"/>
      <text:p text:style-name="P28">¿Qué característica es típica en unos auriculares con sistema de sujeción over-ear?</text:p>
      <text:p text:style-name="P28">a) Diseño compacto y plegable</text:p>
      <text:p text:style-name="P28">b) Cancelación activa de ruido</text:p>
      <text:p text:style-name="P28">c) <text:span text:style-name="T11">Almohadillas que cubren completamente las orejas</text:span></text:p>
      <text:p text:style-name="P28">d) Exclusivamente para uso deportivo</text:p>
      <text:p text:style-name="P28"/>
      <text:p text:style-name="P29"/>
      <text:p text:style-name="P29">¿Qué normativa regula las condiciones de iluminación en un taller de microinformática?</text:p>
      <text:p text:style-name="P29">a) ISO 9001</text:p>
      <text:p text:style-name="P29">b) OHSAS 18001</text:p>
      <text:p text:style-name="P29">c) ISO 14001</text:p>
      <text:p text:style-name="P8">d) Normativa UNE-EN 12464-1</text:p>
      <text:p text:style-name="P29"/>
      <text:p text:style-name="P29">¿Cuál es la ventaja de un altavoz con conectividad NFC?</text:p>
      <text:p text:style-name="P29"><text:soft-page-break/>a) Mayor duración de la batería</text:p>
      <text:p text:style-name="P8">b) Conexión inalámbrica mediante Bluetooth</text:p>
      <text:p text:style-name="P29">c) Reproducción de sonido tridimensional</text:p>
      <text:p text:style-name="P29">d) Necesidad de cables para la conexión</text:p>
      <text:p text:style-name="P29"/>
      <text:p text:style-name="P29">¿Qué función realiza un micrófono USB en comparación con uno analógico?</text:p>
      <text:p text:style-name="P29">a) Mayor calidad de sonido</text:p>
      <text:p text:style-name="P29">b) Necesidad de interfaz de audio adicional</text:p>
      <text:p text:style-name="P8">c) Conexión directa a puertos USB sin necesidad de energía adicional</text:p>
      <text:p text:style-name="P29">d) Resistencia a interferencias electromagnéticas</text:p>
      <text:p text:style-name="P29"/>
      <text:p text:style-name="P29">¿Cuál es la principal función de unos altavoces de estudio?</text:p>
      <text:p text:style-name="P29">a) Proporcionar sonido envolvente</text:p>
      <text:p text:style-name="P8">b) Reproducción precisa y plana del sonido</text:p>
      <text:p text:style-name="P29">c) Uso exclusivo para grabación de voz</text:p>
      <text:p text:style-name="P29">d) Cancelación activa de ruido</text:p>
      <text:p text:style-name="P29"/>
      <text:p text:style-name="P29">¿Qué característica es típica en unos auriculares con sistema de sujeción over-ear?</text:p>
      <text:p text:style-name="P29">a) Diseño compacto y plegable</text:p>
      <text:p text:style-name="P29">b) Cancelación activa de ruido</text:p>
      <text:p text:style-name="P8">c) Almohadillas que cubren completamente las orejas</text:p>
      <text:p text:style-name="P29">d) Exclusivamente para uso deportivo</text:p>
      <text:p text:style-name="P29"/>
      <text:p text:style-name="P29"/>
      <text:p text:style-name="P29">¿Cuál es la función principal de un router en una red de comunicación?</text:p>
      <text:p text:style-name="P29">a) Conectar dispositivos a través de cables Ethernet</text:p>
      <text:p text:style-name="P8">b) Proporcionar acceso a internet y gestionar el tráfico de red</text:p>
      <text:p text:style-name="P29">c) Conectar dispositivos mediante tecnología Bluetooth</text:p>
      <text:p text:style-name="P29">d) Exclusivamente para llamadas telefónicas</text:p>
      <text:p text:style-name="P29"/>
      <text:p text:style-name="P29">¿Qué característica es común en un módem?</text:p>
      <text:p text:style-name="P17">a) Funcionamiento como punto de acceso Wi-Fi</text:p>
      <text:p text:style-name="P8">b) Conversión de señales analógicas a digitales y viceversa</text:p>
      <text:p text:style-name="P29">c) Conexión de dispositivos mediante USB</text:p>
      <text:p text:style-name="P29">d) Exclusivamente para transmisión de datos por cable coaxial</text:p>
      <text:p text:style-name="P29"/>
      <text:p text:style-name="P29">¿Cuál es la ventaja de un adaptador de red inalámbrica (Wi-Fi)?</text:p>
      <text:p text:style-name="P29">a) Necesidad de cables para la conexión</text:p>
      <text:p text:style-name="P29">b) Conexión directa a la corriente eléctrica</text:p>
      <text:p text:style-name="P29">c) Posibilidad de conexión a través de redes celulares</text:p>
      <text:p text:style-name="P8">d) Mayor velocidad de transferencia de datos que el cable Ethernet</text:p>
      <text:p text:style-name="P29"/>
      <text:p text:style-name="P29"/>
      <text:p text:style-name="P29"/>
      <text:p text:style-name="P29">¿Qué función realiza un repetidor Wi-Fi en una red de comunicación?</text:p>
      <text:p text:style-name="P29">a) Conectar dispositivos mediante cables Ethernet</text:p>
      <text:p text:style-name="P8">b) Ampliar la cobertura de una red inalámbrica</text:p>
      <text:p text:style-name="P29">c) Conectar dispositivos a través de puertos USB</text:p>
      <text:p text:style-name="P29">d) Exclusivamente para conexiones Bluetooth</text:p>
      <text:p text:style-name="P29"/>
      <text:p text:style-name="P29">¿Cuál es la principal función de un switch en una red local?</text:p>
      <text:p text:style-name="P29">a) Gestionar el tráfico de red y proporcionar acceso a internet</text:p>
      <text:p text:style-name="P17"><text:soft-page-break/>b) Conectar dispositivos inalámbricos mediante Wi-Fi</text:p>
      <text:p text:style-name="P29">c) Enviar señales analógicas a través de cables coaxiales</text:p>
      <text:p text:style-name="P8">d) Conectar dispositivos a través de cables Ethernet</text:p>
      <text:p text:style-name="P29"/>
      <text:p text:style-name="P29">¿Qué característica es común en un hub de red?</text:p>
      <text:p text:style-name="P29">a) Ampliar la cobertura de una red inalámbrica</text:p>
      <text:p text:style-name="P29">b) Gestionar el tráfico de red y proporcionar acceso a internet</text:p>
      <text:p text:style-name="P29">c) Conectar dispositivos a través de puertos USB</text:p>
      <text:p text:style-name="P8">d) Reenviar datos a todos los dispositivos en la red sin distinción</text:p>
      <text:p text:style-name="P8"/>
      <text:p text:style-name="P29">¿Cuál es la ventaja de una antena externa en un router inalámbrico?</text:p>
      <text:p text:style-name="P29">a) Menor alcance de la señal Wi-Fi</text:p>
      <text:p text:style-name="P8">b) Reducción de interferencias electromagnéticas</text:p>
      <text:p text:style-name="P29">c) Necesidad de cables para la conexión</text:p>
      <text:p text:style-name="P29">d) Exclusivamente para conexiones Bluetooth</text:p>
      <text:p text:style-name="P29"/>
      <text:p text:style-name="P29">¿Qué función realiza un teléfono IP en una red de comunicación?</text:p>
      <text:p text:style-name="P29">a) Transmisión de datos por cable coaxial</text:p>
      <text:p text:style-name="P8">b) Conversión de señales analógicas a digitales para realizar llamadas sobre internet</text:p>
      <text:p text:style-name="P29">c) Conexión de dispositivos inalámbricos mediante Wi-Fi</text:p>
      <text:p text:style-name="P29">d) Exclusivamente para llamadas telefónicas tradicionales</text:p>
      <text:p text:style-name="P29"/>
      <text:p text:style-name="P29">¿Cuál es la principal función de una tarjeta de red en una computadora?</text:p>
      <text:p text:style-name="P8">a) Gestionar el tráfico de red y proporcionar acceso a internet</text:p>
      <text:p text:style-name="P29">b) Conectar dispositivos inalámbricos mediante Wi-Fi</text:p>
      <text:p text:style-name="P29">c) Facilitar la conexión a través de cables Ethernet</text:p>
      <text:p text:style-name="P29">d) Exclusivamente para conexiones Bluetooth</text:p>
      <text:p text:style-name="P29"/>
      <text:p text:style-name="P29">¿Qué característica es común en un adaptador Bluetooth?</text:p>
      <text:p text:style-name="P29">a) Necesidad de cables para la conexión</text:p>
      <text:p text:style-name="P29">b) Conexión directa a la corriente eléctrica</text:p>
      <text:p text:style-name="P8">c) Permite la comunicación inalámbrica entre dispositivos</text:p>
      <text:p text:style-name="P29">d) Exclusivamente para conexiones Wi-Fi</text:p>
      <text:p text:style-name="P29"/>
      <text:p text:style-name="P29">¿Cuál es la ventaja de una tarjeta SIM en dispositivos de comunicación móvil?</text:p>
      <text:p text:style-name="P29">a) Mayor velocidad de transferencia de datos</text:p>
      <text:p text:style-name="P8">b) Posibilidad de realizar llamadas telefónicas</text:p>
      <text:p text:style-name="P17">c) Mayor capacidad de almacenamiento</text:p>
      <text:p text:style-name="P29">d) Necesidad de cables para la conexión</text:p>
      <text:p text:style-name="P29"/>
      <text:p text:style-name="P29"/>
      <text:p text:style-name="P29"/>
      <text:p text:style-name="P29"/>
      <text:p text:style-name="P29"/>
      <text:p text:style-name="P29">¿Qué función realiza un adaptador de red PLC?</text:p>
      <text:p text:style-name="P29">a) Conectar dispositivos mediante cables Ethernet</text:p>
      <text:p text:style-name="P29">b) Ampliar la cobertura de una red inalámbrica</text:p>
      <text:p text:style-name="P8">c) Utilizar la red eléctrica para transmitir datos</text:p>
      <text:p text:style-name="P29">d) Exclusivamente para conexiones Bluetooth</text:p>
      <text:p text:style-name="P29"/>
      <text:p text:style-name="P29">¿Cuál es la principal función de una cámara de vigilancia IP en una red de comunicación?</text:p>
      <text:p text:style-name="P29">a) Transmisión de datos por cable coaxial</text:p>
      <text:p text:style-name="P29"><text:soft-page-break/>b) Grabación de videos en calidad extrema</text:p>
      <text:p text:style-name="P8">c) Monitorización y transmisión de video a través de internet</text:p>
      <text:p text:style-name="P29">d) Conexión de dispositivos inalámbricos mediante Wi-Fi</text:p>
      <text:p text:style-name="P29"><text:line-break/><text:span text:style-name="T15">¿Cuál es la normativa principal en el espacio de trabajo de un taller de microinformática relacionada con la seguridad eléctrica?</text:span></text:p>
      <text:p text:style-name="P20">a) ISO 9001</text:p>
      <text:p text:style-name="P20">b) ISO 14001</text:p>
      <text:p text:style-name="P20">c) ISO 27001</text:p>
      <text:p text:style-name="P20"><text:span text:style-name="T11">d) Normativa EN 61010</text:span><text:span text:style-name="T11"/></text:p>
      <text:p text:style-name="P20"/>
      <text:p text:style-name="P20">¿Cuál es la principal función de una tarjeta de red en una computadora?</text:p>
      <text:p text:style-name="P20">a) Gestionar el tráfico de red y proporcionar acceso a internet</text:p>
      <text:p text:style-name="P20"><text:span text:style-name="T11">b) Conectar dispositivos inalámbricos mediante Wi-Fi</text:span><text:span text:style-name="T11"/></text:p>
      <text:p text:style-name="P20"><text:span text:style-name="T11">c) Facilitar la conexión a través de cables Ethernet</text:span><text:span text:style-name="T11"/></text:p>
      <text:p text:style-name="P20">d) Exclusivamente para conexiones Bluetooth</text:p>
      <text:p text:style-name="P20"/>
      <text:p text:style-name="P20">¿Qué característica es común en un adaptador Bluetooth?</text:p>
      <text:p text:style-name="P20">a) Necesidad de cables para la conexión</text:p>
      <text:p text:style-name="P20">b) Conexión directa a la corriente eléctrica</text:p>
      <text:p text:style-name="P20"><text:span text:style-name="T11">c) Permite la comunicación inalámbrica entre dispositivos</text:span><text:span text:style-name="T11"/></text:p>
      <text:p text:style-name="P20">d) Exclusivamente para conexiones Wi-Fi</text:p>
      <text:p text:style-name="P20"/>
      <text:p text:style-name="P20">¿Cuál es la ventaja de una tarjeta SIM en dispositivos de comunicación móvil?</text:p>
      <text:p text:style-name="P20">a) Mayor velocidad de transferencia de datos</text:p>
      <text:p text:style-name="P20"><text:span text:style-name="T11">b) Posibilidad de realizar llamadas telefónicas</text:span><text:span text:style-name="T11"/></text:p>
      <text:p text:style-name="P20">c) Mayor capacidad de almacenamiento</text:p>
      <text:p text:style-name="P20">d) Necesidad de cables para la conexión</text:p>
      <text:p text:style-name="P20"/>
      <text:p text:style-name="P20">¿Qué función realiza un adaptador de red PLC?</text:p>
      <text:p text:style-name="P20">a) Conectar dispositivos mediante cables Ethernet</text:p>
      <text:p text:style-name="P20">b) Ampliar la cobertura de una red inalámbrica</text:p>
      <text:p text:style-name="P20"><text:span text:style-name="T11">c) Utilizar la red eléctrica para transmitir datos</text:span><text:span text:style-name="T11"/></text:p>
      <text:p text:style-name="P20">d) Exclusivamente para conexiones Bluetooth</text:p>
      <text:p text:style-name="P20"/>
      <text:p text:style-name="P20">¿Cuál es la principal función de una cámara de vigilancia IP en una red de comunicación?</text:p>
      <text:p text:style-name="P20">a) Transmisión de datos por cable coaxial</text:p>
      <text:p text:style-name="P20">b) Grabación de videos en calidad extrema</text:p>
      <text:p text:style-name="P20"><text:span text:style-name="T11">c) Monitorización y transmisión de video a través de internet</text:span><text:span text:style-name="T11"/></text:p>
      <text:p text:style-name="P20">d) Conexión de dispositivos inalámbricos mediante Wi-Fi</text:p>
      <text:p text:style-name="P20"/>
      <text:p text:style-name="P20">¿Qué característica es común en una impresora de red?</text:p>
      <text:p text:style-name="P20">a) Transmisión de datos por cable coaxial</text:p>
      <text:p text:style-name="P20"><text:span text:style-name="T11">b) Conexión de dispositivos inalámbricos mediante Wi-Fi</text:span><text:span text:style-name="T11"/></text:p>
      <text:p text:style-name="P20">c) Uso exclusivo para impresiones en blanco y negro</text:p>
      <text:p text:style-name="P20">d) Exclusivamente para conexiones Bluetooth</text:p>
      <text:p text:style-name="P20"/>
      <text:p text:style-name="P20">¿Cuál es la ventaja de un gateway en una red de comunicación?</text:p>
      <text:p text:style-name="P20">a) Conexión de dispositivos mediante cables Ethernet</text:p>
      <text:p text:style-name="P20"><text:span text:style-name="T11">b) Proporcionar acceso a internet y gestionar el tráfico de red</text:span><text:span text:style-name="T11"/></text:p>
      <text:p text:style-name="P20">c) Ampliar la cobertura de una red inalámbrica</text:p>
      <text:p text:style-name="P20">d) Exclusivamente para llamadas telefónicas tradicionales</text:p>
      <text:p text:style-name="P20"><text:soft-page-break/></text:p>
      <text:p text:style-name="P20">¿Qué función realiza un adaptador de red 4G/LTE?</text:p>
      <text:p text:style-name="P20">a) Conexión de dispositivos mediante cables Ethernet</text:p>
      <text:p text:style-name="P20">b) Ampliar la cobertura de una red inalámbrica</text:p>
      <text:p text:style-name="P20"><text:span text:style-name="T11">c) Proporcionar conexión a internet a través de redes móviles</text:span><text:span text:style-name="T11"/></text:p>
      <text:p text:style-name="P20">d) Exclusivamente para conexiones Bluetooth</text:p>
      <text:p text:style-name="P20"/>
      <text:p text:style-name="P20">¿Cuál es la principal función de un teléfono VoIP?</text:p>
      <text:p text:style-name="P20">a) Transmisión de datos por cable coaxial</text:p>
      <text:p text:style-name="P20"><text:span text:style-name="T11">b) Conversión de señales analógicas a digitales para realizar llamadas sobre internet</text:span><text:span text:style-name="T11"/></text:p>
      <text:p text:style-name="P20">c) Uso exclusivo para llamadas telefónicas tradicionales</text:p>
      <text:p text:style-name="P20">d) Conexión de dispositivos inalámbricos mediante Wi-Fi</text:p>
      <text:p text:style-name="P20"/>
      <text:p text:style-name="P20">¿Qué característica es común en un adaptador de red Powerline?</text:p>
      <text:p text:style-name="P20">a) Conexión directa a la corriente eléctrica</text:p>
      <text:p text:style-name="P20">b) Ampliar la cobertura de una red inalámbrica</text:p>
      <text:p text:style-name="P20"><text:span text:style-name="T11">c) Utilización de la red eléctrica para transmitir datos</text:span><text:span text:style-name="T11"/></text:p>
      <text:p text:style-name="P20">d) Exclusivamente para conexiones Bluetooth</text:p>
      <text:p text:style-name="P20"/>
      <text:p text:style-name="P20">¿Cuál es la ventaja de un conmutador KVM en una red de comunicación?</text:p>
      <text:p text:style-name="P20"><text:span text:style-name="T11">a) Permite el control de múltiples computadoras con un solo teclado, monitor y ratón</text:span><text:span text:style-name="T11"/></text:p>
      <text:p text:style-name="P20">b) Ampliar la cobertura de una red inalámbrica</text:p>
      <text:p text:style-name="P20">c) Facilita la conexión de dispositivos inalámbricos mediante Wi-Fi</text:p>
      <text:p text:style-name="P20">d) Exclusivamente para conexiones Bluetooth</text:p>
      <text:p text:style-name="P20"/>
      <text:p text:style-name="P20">¿Qué función realiza un repetidor de señal móvil?</text:p>
      <text:p text:style-name="P20">a) Conexión de dispositivos mediante cables Ethernet</text:p>
      <text:p text:style-name="P20"><text:span text:style-name="T11">b) Ampliar la cobertura de la señal móvil para dispositivos móviles</text:span><text:span text:style-name="T11"/></text:p>
      <text:p text:style-name="P20">c) Uso exclusivo para llamadas telefónicas tradicionales</text:p>
      <text:p text:style-name="P20">d) Exclusivamente para conexiones Bluetooth</text:p>
      <text:p text:style-name="P20"/>
      <text:p text:style-name="P20"/>
      <text:p text:style-name="P20">¿Qué característica es esencial en un monitor con tecnología IPS?</text:p>
      <text:p text:style-name="P20">a) Mayor velocidad de actualización</text:p>
      <text:p text:style-name="P20"><text:span text:style-name="T11">b) Amplios ángulos de visión y reproducción precisa de colores</text:span><text:span text:style-name="T11"/></text:p>
      <text:p text:style-name="P20">c) Bajo consumo de energía</text:p>
      <text:p text:style-name="P20">d) Alta tasa de contraste</text:p>
      <text:p text:style-name="P20"/>
      <text:p text:style-name="P20">¿Cuál es la función principal de un monitor curvo?</text:p>
      <text:p text:style-name="P20">a) Reducción de reflejos y deslumbramientos</text:p>
      <text:p text:style-name="P20"><text:span text:style-name="T11">b) Mejora de la inmersión visual y mayor comodidad para el usuario</text:span><text:span text:style-name="T11"/></text:p>
      <text:p text:style-name="P20">c) Mayor velocidad de respuesta</text:p>
      <text:p text:style-name="P20">d) Exclusivamente para aplicaciones gráficas</text:p>
      <text:p text:style-name="P20"/>
      <text:p text:style-name="P20">¿Qué ventaja ofrece un monitor con tecnología LED sobre uno con tecnología LCD?</text:p>
      <text:p text:style-name="P20">a) Mayor duración de la batería</text:p>
      <text:p text:style-name="P20"><text:span text:style-name="T11">b) Mejor reproducción del color y mayor eficiencia energética</text:span><text:span text:style-name="T11"/></text:p>
      <text:p text:style-name="P20">c) Ángulos de visión más amplios</text:p>
      <text:p text:style-name="P20">d) Exclusivamente para aplicaciones de diseño gráfico</text:p>
      <text:p text:style-name="P20"/>
      <text:p text:style-name="P20">¿Cuál es la principal función de un monitor con resolución 4K?</text:p>
      <text:p text:style-name="P20">a) Reducción de la fatiga visual</text:p>
      <text:p text:style-name="P20"><text:soft-page-break/><text:span text:style-name="T11">b) Mayor nitidez y detalle en la visualización de contenidos</text:span><text:span text:style-name="T11"/></text:p>
      <text:p text:style-name="P20">c) Menor consumo de energía</text:p>
      <text:p text:style-name="P20">d) Alta tasa de refresco</text:p>
      <text:p text:style-name="P20"/>
      <text:p text:style-name="P20">¿Qué característica es común en un monitor con tecnología FreeSync?</text:p>
      <text:p text:style-name="P20">a) Mayor velocidad de actualización</text:p>
      <text:p text:style-name="P20">b) Reducción de reflejos y deslumbramientos</text:p>
      <text:p text:style-name="P20"><text:span text:style-name="T11">c) Sincronización de la frecuencia de actualización con la tarjeta gráfica</text:span><text:span text:style-name="T11"/></text:p>
      <text:p text:style-name="P20">d) Exclusivamente para aplicaciones de oficina</text:p>
      <text:p text:style-name="Standard"/>
      <text:p text:style-name="P30">¿Cuál es la normativa clave para la gestión de la calidad en un taller de microinformática?</text:p>
      <text:p text:style-name="P30">a) ISO 14001</text:p>
      <text:p text:style-name="P30">b) OHSAS 18001</text:p>
      <text:p text:style-name="P11">c) ISO 9001</text:p>
      <text:p text:style-name="P30">d) Normativa EN 61010</text:p>
      <text:p text:style-name="P30"/>
      <text:p text:style-name="P30">¿Cuál es la ventaja de un monitor con tecnología OLED en comparación con LCD?</text:p>
      <text:p text:style-name="P30">a) Mayor duración de la batería</text:p>
      <text:p text:style-name="P11">b) Mejor reproducción del color y negros más profundos</text:p>
      <text:p text:style-name="P30">c) Bajo costo de producción</text:p>
      <text:p text:style-name="P30">d) Exclusivamente para aplicaciones de diseño gráfico</text:p>
      <text:p text:style-name="P30"/>
      <text:p text:style-name="P30">¿Qué función realiza un monitor con HDR (High Dynamic Range)?</text:p>
      <text:p text:style-name="P30">a) Reducción de la fatiga visual</text:p>
      <text:p text:style-name="P11">b) Mayor rango dinámico de colores y contraste</text:p>
      <text:p text:style-name="P30">c) Sincronización de la frecuencia de actualización con la tarjeta gráfica</text:p>
      <text:p text:style-name="P30">d) Exclusivamente para aplicaciones de oficina</text:p>
      <text:p text:style-name="P30"/>
      <text:p text:style-name="P30">¿Cuál es la principal ventaja de un monitor con tecnología G-Sync?</text:p>
      <text:p text:style-name="P30">a) Mayor velocidad de actualización</text:p>
      <text:p text:style-name="P30">b) Reducción de reflejos y deslumbramientos</text:p>
      <text:p text:style-name="P11">c) Sincronización de la frecuencia de actualización con la tarjeta gráfica</text:p>
      <text:p text:style-name="P30">d) Exclusivamente para aplicaciones de diseño gráfico</text:p>
      <text:p text:style-name="P30"/>
      <text:p text:style-name="P30">¿Qué característica es común en un monitor ultrawide?</text:p>
      <text:p text:style-name="P30">a) Formato de pantalla estándar (16:9)</text:p>
      <text:p text:style-name="P30">b) Mayor cantidad de píxeles por pulgada</text:p>
      <text:p text:style-name="P11">c) Relación de aspecto más amplia para una mayor visión panorámica</text:p>
      <text:p text:style-name="P30">d) Alta tasa de contraste</text:p>
      <text:p text:style-name="P30"/>
      <text:p text:style-name="P30">¿Cuál es la principal función de un monitor táctil?</text:p>
      <text:p text:style-name="P30">a) Reducción de la fatiga visual</text:p>
      <text:p text:style-name="P11">b) Permite la interacción directa con la pantalla mediante toques</text:p>
      <text:p text:style-name="P30">c) Mayor velocidad de respuesta</text:p>
      <text:p text:style-name="P30">d) Exclusivamente para aplicaciones de oficina</text:p>
      <text:p text:style-name="P30"/>
      <text:p text:style-name="P30">¿Qué ventaja ofrece un monitor con tecnología Blue Light Filter?</text:p>
      <text:p text:style-name="P30">a) Mayor velocidad de actualización</text:p>
      <text:p text:style-name="P11">b) Reducción de la fatiga visual al filtrar la luz azul</text:p>
      <text:p text:style-name="P30">c) Sincronización de la frecuencia de actualización con la tarjeta gráfica</text:p>
      <text:p text:style-name="P30">d) Exclusivamente para aplicaciones de diseño gráfico</text:p>
      <text:p text:style-name="P30"/>
      <text:p text:style-name="P30"><text:soft-page-break/>¿Cuál es la función principal de un monitor con tecnología antiglare?</text:p>
      <text:p text:style-name="P11">a) Reducción de reflejos y deslumbramientos</text:p>
      <text:p text:style-name="P30">b) Mayor nitidez y detalle en la visualización de contenidos</text:p>
      <text:p text:style-name="P30">c) Sincronización de la frecuencia de actualización con la tarjeta gráfica</text:p>
      <text:p text:style-name="P30">d) Exclusivamente para aplicaciones de oficina</text:p>
      <text:p text:style-name="P30"/>
      <text:p text:style-name="P30">¿Qué característica es común en un monitor con ajuste de altura?</text:p>
      <text:p text:style-name="P30">a) Formato de pantalla ultrawide</text:p>
      <text:p text:style-name="P11">b) Permite modificar la altura de la pantalla para mayor comodidad</text:p>
      <text:p text:style-name="P30">c) Bajo consumo de energía</text:p>
      <text:p text:style-name="P30">d) Alta tasa de refresco</text:p>
      <text:p text:style-name="P30"/>
      <text:p text:style-name="P30">¿Cuál es la ventaja de un monitor con tecnología antiglare?</text:p>
      <text:p text:style-name="P30">a) Mayor velocidad de actualización</text:p>
      <text:p text:style-name="P11">b) Reducción de reflejos y deslumbramientos</text:p>
      <text:p text:style-name="P30">c) Sincronización de la frecuencia de actualización con la tarjeta gráfica</text:p>
      <text:p text:style-name="P30">d) Exclusivamente para aplicaciones de diseño gráfico</text:p>
      <text:p text:style-name="P30"/>
      <text:p text:style-name="P30">¿Cuál es la principal función de un monitor con tecnología Flicker-Free?</text:p>
      <text:p text:style-name="P11">a) Reducción de la fatiga visual al eliminar el parpadeo de la pantalla</text:p>
      <text:p text:style-name="P30">b) Mayor rango dinámico de colores y contraste</text:p>
      <text:p text:style-name="P30">c) Sincronización de la frecuencia de actualización con la tarjeta gráfica</text:p>
      <text:p text:style-name="P30">d) Exclusivamente para aplicaciones de oficina</text:p>
      <text:p text:style-name="P30"/>
      <text:p text:style-name="P30">¿Qué característica es común en un monitor con tecnología PLS?</text:p>
      <text:p text:style-name="P30">a) Mayor velocidad de actualización</text:p>
      <text:p text:style-name="P11">b) Amplios ángulos de visión y reproducción precisa de colores</text:p>
      <text:p text:style-name="P30">c) Bajo consumo de energía</text:p>
      <text:p text:style-name="P30">d) Alta tasa de refresco</text:p>
      <text:p text:style-name="P30"/>
      <text:p text:style-name="P30">¿Cuál es la ventaja de un monitor con tecnología Nano IPS?</text:p>
      <text:p text:style-name="P30">a) Mayor velocidad de actualización</text:p>
      <text:p text:style-name="P11">b) Mayor precisión en la reproducción del color</text:p>
      <text:p text:style-name="P30">c) Sincronización de la frecuencia de actualización con la tarjeta gráfica</text:p>
      <text:p text:style-name="P30">d) Exclusivamente para aplicaciones de diseño gráfico</text:p>
      <text:p text:style-name="P30"/>
      <text:p text:style-name="P30">¿Qué función realiza un monitor con tecnología Low Blue Light?</text:p>
      <text:p text:style-name="P11">a) Reducción de la fatiga visual al reducir la emisión de luz azul</text:p>
      <text:p text:style-name="P30">b) Mayor rango dinámico de colores y contraste</text:p>
      <text:p text:style-name="P30">c) Sincronización de la frecuencia de actualización con la tarjeta gráfica</text:p>
      <text:p text:style-name="P30">d) Exclusivamente para aplicaciones de oficina</text:p>
      <text:p text:style-name="P30"/>
      <text:p text:style-name="P30">¿Cuál es la principal ventaja de un monitor con tecnología QLED?</text:p>
      <text:p text:style-name="P30">a) Mayor velocidad de actualización</text:p>
      <text:p text:style-name="P11">b) Mayor reproducción del color y brillo</text:p>
      <text:p text:style-name="P30">c) Sincronización de la frecuencia de actualización con la tarjeta gráfica</text:p>
      <text:p text:style-name="P30">d) Exclusivamente para aplicaciones de diseño gráfico</text:p>
      <text:p text:style-name="P30"/>
      <text:p text:style-name="P30">¿Qué característica es común en un monitor con tecnología MVA?</text:p>
      <text:p text:style-name="P30">a) Mayor velocidad de actualización</text:p>
      <text:p text:style-name="P30">b) Amplios ángulos de visión y reproducción precisa de colores</text:p>
      <text:p text:style-name="P30">c) Bajo consumo de energía</text:p>
      <text:p text:style-name="P11"><text:soft-page-break/>d) Alta tasa de contraste</text:p>
      <text:p text:style-name="P30"/>
      <text:p text:style-name="P30"/>
      <text:p text:style-name="P30">¿Cuál es la función principal de un display frontal en una computadora?</text:p>
      <text:p text:style-name="P11">a) Proporcionar una visualización de la información del sistema</text:p>
      <text:p text:style-name="P30">b) Controlar la velocidad de los ventiladores</text:p>
      <text:p text:style-name="P30">c) Exclusivamente para la reproducción de video</text:p>
      <text:p text:style-name="P30">d) Gestionar la conexión de dispositivos externos</text:p>
      <text:p text:style-name="P30"/>
      <text:p text:style-name="P30">¿Qué característica es común en un display LCD integrado en una computadora portátil?</text:p>
      <text:p text:style-name="P30">a) Mejor reproducción del color y brillo</text:p>
      <text:p text:style-name="P11">b) Bajo consumo de energía</text:p>
      <text:p text:style-name="P30">c) Necesidad de cables externos para su funcionamiento</text:p>
      <text:p text:style-name="P30">d) Uso exclusivo para aplicaciones de diseño gráfico</text:p>
      <text:p text:style-name="Standard"/>
      <text:p text:style-name="P31"/>
      <text:p text:style-name="P31"/>
      <text:p text:style-name="P31">¿Qué característica es común en un monitor con tecnología MVA?</text:p>
      <text:p text:style-name="P31">a) Mayor velocidad de actualización</text:p>
      <text:p text:style-name="P31">b) Amplios ángulos de visión y reproducción precisa de colores</text:p>
      <text:p text:style-name="P31">c) Bajo consumo de energía</text:p>
      <text:p text:style-name="P39">d) Alta tasa de contraste</text:p>
      <text:p text:style-name="P31"/>
      <text:p text:style-name="P31"/>
      <text:p text:style-name="P31">¿Cuál es la función principal de un display frontal en una computadora?</text:p>
      <text:p text:style-name="P39">a) Proporcionar una visualización de la información del sistema</text:p>
      <text:p text:style-name="P31">b) Controlar la velocidad de los ventiladores</text:p>
      <text:p text:style-name="P31">c) Exclusivamente para la reproducción de video</text:p>
      <text:p text:style-name="P31">d) Gestionar la conexión de dispositivos externos</text:p>
      <text:p text:style-name="P31"/>
      <text:p text:style-name="P31">¿Qué característica es común en un display LCD integrado en una computadora portátil?</text:p>
      <text:p text:style-name="P31">a) Mejor reproducción del color y brillo</text:p>
      <text:p text:style-name="P39">b) Bajo consumo de energía</text:p>
      <text:p text:style-name="P31">c) Necesidad de cables externos para su funcionamiento</text:p>
      <text:p text:style-name="P31">d) Uso exclusivo para aplicaciones de diseño gráfico</text:p>
      <text:p text:style-name="P31"/>
      <text:p text:style-name="P31">¿Cuál es la ventaja de un display OLED en comparación con uno LCD?</text:p>
      <text:p text:style-name="P31">a) Mayor duración de la batería</text:p>
      <text:p text:style-name="P39">b) Mejor reproducción del color y negros más profundos</text:p>
      <text:p text:style-name="P31">c) Necesidad de una fuente de luz externa</text:p>
      <text:p text:style-name="P31">d) Exclusivamente para aplicaciones de oficina</text:p>
      <text:p text:style-name="P31"/>
      <text:p text:style-name="P31">¿Cuál es la función principal de un fan controller en una computadora?</text:p>
      <text:p text:style-name="P39">a) Controlar la velocidad de los ventiladores para gestionar la temperatura</text:p>
      <text:p text:style-name="P31">b) Reproducción de contenidos multimedia</text:p>
      <text:p text:style-name="P31">c) Exclusivamente para la gestión del almacenamiento</text:p>
      <text:p text:style-name="P31">d) Proporcionar energía adicional a los dispositivos conectados</text:p>
      <text:p text:style-name="P31"/>
      <text:p text:style-name="P31">¿Qué ventaja ofrece un fan controller con control automático de velocidad?</text:p>
      <text:p text:style-name="P31">a) Mayor duración de la batería</text:p>
      <text:p text:style-name="P31">b) Ajuste manual de la velocidad de los ventiladores</text:p>
      <text:p text:style-name="P39">c) Adapta automáticamente la velocidad según la temperatura del sistema</text:p>
      <text:p text:style-name="P31"><text:soft-page-break/>d) Uso exclusivo para aplicaciones de diseño gráfico</text:p>
      <text:p text:style-name="P31"/>
      <text:p text:style-name="P31">¿Cuál es la principal función de una carcasa externa de disco duro?</text:p>
      <text:p text:style-name="P39">a) Proporcionar almacenamiento adicional a la computadora</text:p>
      <text:p text:style-name="P31">b) Gestionar la velocidad de los ventiladores</text:p>
      <text:p text:style-name="P31">c) Exclusivamente para la reproducción de video</text:p>
      <text:p text:style-name="P31">d) Conectar dispositivos externos mediante USB o Thunderbolt</text:p>
      <text:p text:style-name="P31"/>
      <text:p text:style-name="P31">¿Qué característica es común en una carcasa externa de SSD?</text:p>
      <text:p text:style-name="P39">a) Mayor capacidad de almacenamiento</text:p>
      <text:p text:style-name="P31">b) Bajo consumo de energía</text:p>
      <text:p text:style-name="P31">c) Conexión exclusiva a través de cables SATA</text:p>
      <text:p text:style-name="P31">d) Uso exclusivo para aplicaciones de diseño gráfico</text:p>
      <text:p text:style-name="P31"/>
      <text:p text:style-name="P31">¿Cuál es la ventaja de una carcasa externa con conexión USB-C?</text:p>
      <text:p text:style-name="P31">a) Necesidad de adaptadores para la transferencia de datos</text:p>
      <text:p text:style-name="P39">b) Mayor velocidad de transferencia de archivos</text:p>
      <text:p text:style-name="P31">c) Uso exclusivo para dispositivos Mac</text:p>
      <text:p text:style-name="P31">d) Reducción de la velocidad de transferencia</text:p>
      <text:p text:style-name="P31"/>
      <text:p text:style-name="P31">¿Cuál es la función principal de un dock station en una computadora?</text:p>
      <text:p text:style-name="P31">a) Gestionar la velocidad de los ventiladores</text:p>
      <text:p text:style-name="P39">b) Proporcionar una base de conexión para dispositivos externos</text:p>
      <text:p text:style-name="P31">c) Exclusivamente para la reproducción de video</text:p>
      <text:p text:style-name="P31">d) Ampliar la capacidad de almacenamiento interno</text:p>
      <text:p text:style-name="P31"/>
      <text:p text:style-name="P31">¿Qué característica es común en un dock station con conexión Thunderbolt?</text:p>
      <text:p text:style-name="P31">a) Mayor duración de la batería</text:p>
      <text:p text:style-name="P39">b) Alta velocidad de transferencia de datos y alimentación simultánea</text:p>
      <text:p text:style-name="P31">c) Exclusivamente para la gestión del almacenamiento</text:p>
      <text:p text:style-name="P31">d) Uso exclusivo para dispositivos Windows</text:p>
      <text:p text:style-name="P31"/>
      <text:p text:style-name="P31">¿Cuál es la ventaja de una dock station con puertos HDMI y DisplayPort?</text:p>
      <text:p text:style-name="P31">a) Necesidad de adaptadores para la conexión</text:p>
      <text:p text:style-name="P39">b) Mayor compatibilidad con diferentes tipos de monitores</text:p>
      <text:p text:style-name="P31">c) Exclusivamente para dispositivos Apple</text:p>
      <text:p text:style-name="P31">d) Reducción de la velocidad de transferencia</text:p>
      <text:p text:style-name="P31"/>
      <text:p text:style-name="P31">¿Cuál es la función principal de un hub USB en una computadora?</text:p>
      <text:p text:style-name="P31">a) Gestionar la velocidad de los ventiladores</text:p>
      <text:p text:style-name="P39">b) Proporcionar puertos adicionales para la conexión de dispositivos externos</text:p>
      <text:p text:style-name="P31">c) Exclusivamente para la reproducción de video</text:p>
      <text:p text:style-name="P31">d) Ampliar la capacidad de almacenamiento interno</text:p>
      <text:p text:style-name="P31"/>
      <text:p text:style-name="P31">¿Qué ventaja ofrece un hub USB 3.0 sobre uno USB 2.0?</text:p>
      <text:p text:style-name="P39">a) Mayor velocidad de transferencia de datos</text:p>
      <text:p text:style-name="P31">b) Menos puertos disponibles para la conexión de dispositivos</text:p>
      <text:p text:style-name="P31">c) Uso exclusivo para dispositivos Apple</text:p>
      <text:p text:style-name="P31">d) Reducción de la velocidad de transferencia</text:p>
      <text:p text:style-name="P31"/>
      <text:p text:style-name="P31">¿Cuál es la principal función de un lector de tarjetas externo?</text:p>
      <text:p text:style-name="P31">a) Controlar la velocidad de los ventiladores</text:p>
      <text:p text:style-name="P31"><text:soft-page-break/>b) Proporcionar almacenamiento adicional a la computadora</text:p>
      <text:p text:style-name="P31">c) Exclusivamente para la reproducción de video</text:p>
      <text:p text:style-name="P39">d) Leer tarjetas de memoria de diferentes formatos</text:p>
      <text:p text:style-name="P31"/>
      <text:p text:style-name="P31">¿Qué característica es común en un lector de tarjetas con conexión USB-C?</text:p>
      <text:p text:style-name="P31">a) Necesidad de adaptadores para la transferencia de datos</text:p>
      <text:p text:style-name="P39">b) Mayor velocidad de lectura de tarjetas de memoria</text:p>
      <text:p text:style-name="P31">c) Uso exclusivo para dispositivos Android</text:p>
      <text:p text:style-name="P31">d) Reducción de la velocidad de transferencia</text:p>
      <text:p text:style-name="P31"/>
      <text:p text:style-name="P31"/>
      <text:p text:style-name="P32"/>
      <text:p text:style-name="P32">¿Qué función realiza una base de refrigeración con ventiladores ajustables?</text:p>
      <text:p text:style-name="P32">a) Ajuste manual de la velocidad de los ventiladores</text:p>
      <text:p text:style-name="P32">b) Uso exclusivo para dispositivos Apple</text:p>
      <text:p text:style-name="P32">c) Reducción de la velocidad de transferencia de datos</text:p>
      <text:p text:style-name="P40">d) Control automático de la temperatura de la laptop</text:p>
      <text:p text:style-name="P32"/>
      <text:p text:style-name="P32">¿Cuál es la principal función de un teclado externo para laptop?</text:p>
      <text:p text:style-name="P32">a) Gestionar la velocidad de los ventiladores</text:p>
      <text:p text:style-name="P32">b) Proporcionar una base de conexión para dispositivos externos</text:p>
      <text:p text:style-name="P32">c) Exclusivamente para la reproducción de video</text:p>
      <text:p text:style-name="P40">d) Facilitar la entrada de datos en una laptop</text:p>
      <text:p text:style-name="P32"/>
      <text:p text:style-name="P32">¿Qué ventaja ofrece un teclado externo mecánico sobre uno de membrana?</text:p>
      <text:p text:style-name="P32">a) Menos durabilidad y resistencia</text:p>
      <text:p text:style-name="P40">b) Mayor retroalimentación táctil y durabilidad</text:p>
      <text:p text:style-name="P32">c) Exclusivamente para dispositivos Windows</text:p>
      <text:p text:style-name="P32">d) Reducción de la velocidad de transferencia de datos</text:p>
      <text:p text:style-name="P32"/>
      <text:p text:style-name="P32">¿Cuál es la función principal de un adaptador de corriente externo?</text:p>
      <text:p text:style-name="P32">a) Gestionar la velocidad de los ventiladores</text:p>
      <text:p text:style-name="P40">b) Proporcionar energía adicional a dispositivos externos</text:p>
      <text:p text:style-name="P32">c) Exclusivamente para la reproducción de video</text:p>
      <text:p text:style-name="P32">d) Ampliar la capacidad de almacenamiento interno</text:p>
      <text:p text:style-name="P32"/>
      <text:p text:style-name="P32">¿Cuál es la recomendación estándar de luminosidad para un espacio de trabajo en un taller de microinformática según las normativas ergonómicas?</text:p>
      <text:p text:style-name="P32">a) Entre 100 y 200 lux</text:p>
      <text:p text:style-name="P32">b) Menos de 50 lux</text:p>
      <text:p text:style-name="P32">c) Más de 500 lux</text:p>
      <text:p text:style-name="P32">d) Sin restricciones de luminosidad</text:p>
      <text:p text:style-name="P32"/>
      <text:p text:style-name="P32">¿Qué posición de la pantalla del monitor se considera ergonómicamente recomendada para evitar molestias visuales?</text:p>
      <text:p text:style-name="P40">a) A nivel de los ojos o ligeramente debajo</text:p>
      <text:p text:style-name="P32">b) Por encima de la línea de visión</text:p>
      <text:p text:style-name="P32">c) En un ángulo de 45 grados hacia abajo</text:p>
      <text:p text:style-name="P32">d) En un ángulo de 90 grados hacia arriba</text:p>
      <text:p text:style-name="P32"/>
      <text:p text:style-name="P32">¿Cuál es la altura recomendada para la silla de trabajo en un taller de microinformática?</text:p>
      <text:p text:style-name="P32">a) A nivel del suelo</text:p>
      <text:p text:style-name="P40"><text:soft-page-break/>b) Ajustada de manera que los pies toquen el suelo y las rodillas formen un ángulo de 90 grados</text:p>
      <text:p text:style-name="P32">c) Más alta que la altura de la mesa</text:p>
      <text:p text:style-name="P32">d) Sin restricciones de altura</text:p>
      <text:p text:style-name="P32"/>
      <text:p text:style-name="P32">¿Qué distancia se sugiere entre los ojos y la pantalla del monitor para reducir la fatiga visual?</text:p>
      <text:p text:style-name="P32">a) Menos de 20 centímetros</text:p>
      <text:p text:style-name="P32">b) Más de 1 metro</text:p>
      <text:p text:style-name="P40">c) Entre 50 y 70 centímetros</text:p>
      <text:p text:style-name="P32">d) Sin restricciones de distancia</text:p>
      <text:p text:style-name="P32"/>
      <text:p text:style-name="P32">¿Cuál es la posición recomendada de los brazos al trabajar en un taller de microinformática?</text:p>
      <text:p text:style-name="P32">a) Estirados completamente</text:p>
      <text:p text:style-name="P32">b) En un ángulo de 180 grados</text:p>
      <text:p text:style-name="P40">c) Formando un ángulo de 90 grados</text:p>
      <text:p text:style-name="P32">d) Sin restricciones de posición</text:p>
      <text:p text:style-name="P32"/>
      <text:p text:style-name="P32">¿Qué se recomienda para evitar la fatiga visual en un espacio de trabajo con computadora?</text:p>
      <text:p text:style-name="P32">a) Pantallas de baja resolución</text:p>
      <text:p text:style-name="P32">b) Fuentes de luz intensa directa sobre la pantalla</text:p>
      <text:p text:style-name="P40">c) Descansar los ojos mirando al horizonte cada 2 horas</text:p>
      <text:p text:style-name="P32">d) Sin restricciones en las condiciones visuales</text:p>
      <text:p text:style-name="P32"/>
      <text:p text:style-name="P32">¿Cuál es la posición ideal del teclado y el ratón para prevenir problemas musculoesqueléticos?</text:p>
      <text:p text:style-name="P40">a) En un nivel inferior al de los codos</text:p>
      <text:p text:style-name="P32">b) A la altura del pecho</text:p>
      <text:p text:style-name="P32">c) A la altura de los hombros</text:p>
      <text:p text:style-name="P32">d) Sin restricciones de posición</text:p>
      <text:p text:style-name="P32"/>
      <text:p text:style-name="P32">¿Cuál es la postura recomendada para evitar molestias en la espalda al estar sentado en una silla durante largos periodos?</text:p>
      <text:p text:style-name="P32">a) Inclinarse hacia adelante</text:p>
      <text:p text:style-name="P40">b) Mantener la espalda recta y apoyada en el respaldo de la silla</text:p>
      <text:p text:style-name="P32">c) Cruzar las piernas</text:p>
      <text:p text:style-name="P32">d) Sin restricciones de postura</text:p>
      <text:p text:style-name="P32"/>
      <text:p text:style-name="P32">¿Qué se recomienda para prevenir la fatiga visual en un taller de microinformática?</text:p>
      <text:p text:style-name="P32">a) Monitores de baja resolución</text:p>
      <text:p text:style-name="P32">b) Iluminación intensa directa sobre la pantalla</text:p>
      <text:p text:style-name="P40">c) Tomar descansos cortos cada hora</text:p>
      <text:p text:style-name="P32">d) Sin restricciones en las condiciones visuales</text:p>
      <text:p text:style-name="P32"/>
      <text:p text:style-name="P32">¿Cuál es la posición ergonómicamente correcta para los pies al estar sentado en un espacio de trabajo de microinformática?</text:p>
      <text:p text:style-name="P32">a) Cruzar las piernas</text:p>
      <text:p text:style-name="P40">b) Mantener los pies en el suelo o apoyados en un reposapiés</text:p>
      <text:p text:style-name="P32">c) Colocar los pies sobre la silla</text:p>
      <text:p text:style-name="P32">d) Sin restricciones de posición de los pies</text:p>
      <text:p text:style-name="Standard"/>
      <text:p text:style-name="P33"/>
      <text:p text:style-name="P33">¿Cuál es la normativa clave para la gestión de la seguridad de la información en un taller de microinformática?</text:p>
      <text:p text:style-name="P33">a) ISO 9001</text:p>
      <text:p text:style-name="P33"><text:soft-page-break/>b) ISO 14001</text:p>
      <text:p text:style-name="P12">c) ISO 27001</text:p>
      <text:p text:style-name="P33">d) Normativa EN 61010</text:p>
      <text:p text:style-name="P34">Fuente: <text:a xlink:type="simple" xlink:href="https://www.piranirisk.com/es/academia/especiales/iso-27001-que-es-y-como-implementarla#:~:text=La%20norma%20ISO%2027001%20establece,tus%20clientes%2C%20proveedores%20y%20empleados" text:style-name="Internet_20_link" text:visited-style-name="Visited_20_Internet_20_Link"><text:span text:style-name="T16">https://www.piranirisk.com/es/academia/especiales/iso-27001-que-es-y-como-implementarla#:~:text=La%20norma%20ISO%2027001%20establece,tus%20clientes%2C%20proveedores%20y%20empleados</text:span></text:a></text:p>
      <text:p text:style-name="P33"/>
      <text:p text:style-name="P33">¿Qué impacto puede tener la falta de ajuste de la altura del monitor en un taller de microinformática?</text:p>
      <text:p text:style-name="P33">a) Mejora la postura y previene molestias físicas</text:p>
      <text:p text:style-name="P12">b) Aumenta el riesgo de fatiga visual y problemas cervicales</text:p>
      <text:p text:style-name="P33">c) No afecta la salud laboral</text:p>
      <text:p text:style-name="P33">d) Sin importancia en la ergonomía del monitor</text:p>
      <text:p text:style-name="P33"/>
      <text:p text:style-name="P33">¿Cuál es la importancia de mantener los cables organizados en un espacio de trabajo de microinformática?</text:p>
      <text:p text:style-name="P33">a) Mejorar la movilidad y promover la rigidez</text:p>
      <text:p text:style-name="P33">b) Reducir la eficiencia en el trabajo</text:p>
      <text:p text:style-name="P12">c) Prevenir riesgos de tropiezos y facilitar el mantenimiento</text:p>
      <text:p text:style-name="P33">d) Sin relación con la seguridad laboral</text:p>
      <text:p text:style-name="P33"/>
      <text:p text:style-name="P33">¿Por qué es crucial tener una silla con respaldo ajustable en un taller de microinformática?</text:p>
      <text:p text:style-name="P33">a) Para limitar la movilidad y favorecer la rigidez</text:p>
      <text:p text:style-name="P12">b) Para adaptarse a la altura de la persona y mejorar la postura</text:p>
      <text:p text:style-name="P33">c) No impacta en la salud laboral</text:p>
      <text:p text:style-name="P33">d) Sin importancia en la ergonomía de la silla</text:p>
      <text:p text:style-name="P33"/>
      <text:p text:style-name="P33">¿Qué impacto puede tener el uso de una pantalla de baja resolución en la fatiga visual en un taller de microinformática?</text:p>
      <text:p text:style-name="P33">a) Mejora la comodidad visual</text:p>
      <text:p text:style-name="P12">b) Aumenta el riesgo de fatiga ocular y molestias visuales</text:p>
      <text:p text:style-name="P33">c) No afecta la salud laboral</text:p>
      <text:p text:style-name="P33">d) Sin importancia en la calidad visual del monitor</text:p>
      <text:p text:style-name="P33"/>
      <text:p text:style-name="P33">¿Cuál es la importancia de realizar ajustes ergonómicos en el espacio de trabajo de un taller de microinformática?</text:p>
      <text:p text:style-name="P12">a) Mejorar la salud laboral y prevenir problemas musculoesqueléticos</text:p>
      <text:p text:style-name="P33">b) Reducir la eficiencia en el trabajo</text:p>
      <text:p text:style-name="P33">c) No tiene impacto en la productividad</text:p>
      <text:p text:style-name="P33">d) Sin relación con la ergonomía del espacio de trabajo</text:p>
      <text:p text:style-name="P33"/>
      <text:p text:style-name="P33">¿Por qué es esencial utilizar iluminación adecuada en un taller de microinformática?</text:p>
      <text:p text:style-name="P33">a) Para trabajar en un entorno completamente oscuro</text:p>
      <text:p text:style-name="P33">b) Para favorecer la fatiga visual y prevenir problemas en la vista</text:p>
      <text:p text:style-name="P12">c) Para mejorar la visibilidad y reducir la fatiga ocular</text:p>
      <text:p text:style-name="P33">d) Sin importancia en las condiciones de iluminación del espacio de trabajo</text:p>
      <text:p text:style-name="P33"/>
      <text:p text:style-name="P33"/>
      <text:p text:style-name="P33">¿Cuál es la importancia de verificar la integridad de los componentes antes de iniciar el montaje de un equipo informático?</text:p>
      <text:p text:style-name="P33">a) No es necesario realizar verificaciones previas</text:p>
      <text:p text:style-name="P12">b) Asegurar que todos los componentes estén en buen estado y sin daños</text:p>
      <text:p text:style-name="P33"><text:soft-page-break/>c) Acelerar el proceso de montaje sin realizar comprobaciones</text:p>
      <text:p text:style-name="P33">d) Sin importancia en la calidad del montaje</text:p>
      <text:p text:style-name="P33"/>
      <text:p text:style-name="P33">¿Por qué es crucial comprobar la compatibilidad de los componentes durante el proceso de montaje?</text:p>
      <text:p text:style-name="P33">a) Para ignorar las posibles incompatibilidades y acelerar el proceso</text:p>
      <text:p text:style-name="P12">b) Garantizar que todos los componentes se ajusten adecuadamente</text:p>
      <text:p text:style-name="P33">c) No afecta el rendimiento del equipo</text:p>
      <text:p text:style-name="P33">d) Sin importancia en la calidad del montaje</text:p>
      <text:p text:style-name="P33"/>
      <text:p text:style-name="P33">¿Cuál es la recomendación clave al manipular componentes electrónicos durante el montaje de un equipo informático?</text:p>
      <text:p text:style-name="P33">a) No es necesario tomar precauciones adicionales</text:p>
      <text:p text:style-name="P12">b) Utilizar una pulsera antiestática y trabajar en una superficie conductora</text:p>
      <text:p text:style-name="P33">c) Ignorar las medidas de seguridad</text:p>
      <text:p text:style-name="P33">d) Sin importancia en la manipulación de componentes</text:p>
      <text:p text:style-name="P33"/>
      <text:p text:style-name="P33">¿Por qué es esencial seguir las instrucciones del fabricante al montar un equipo informático?</text:p>
      <text:p text:style-name="P33">a) Para ignorar las recomendaciones y acelerar el proceso de montaje</text:p>
      <text:p text:style-name="P12">b) Asegurar que todos los componentes se instalen correctamente</text:p>
      <text:p text:style-name="P33">c) No afecta la funcionalidad del equipo</text:p>
      <text:p text:style-name="P33">d) Sin importancia en la calidad del montaje</text:p>
      <text:p text:style-name="P33"/>
      <text:p text:style-name="P33">¿Cuál es la importancia de verificar las conexiones de los cables durante el montaje de un equipo informático?</text:p>
      <text:p text:style-name="P33">a) No es necesario comprobar las conexiones</text:p>
      <text:p text:style-name="P12">b) Evitar posibles problemas de conexión y asegurar un funcionamiento adecuado</text:p>
      <text:p text:style-name="P33">c) Agilizar el proceso de montaje sin verificar las conexiones</text:p>
      <text:p text:style-name="P33">d) Sin importancia en la calidad del montaje</text:p>
      <text:p text:style-name="P33"/>
      <text:p text:style-name="P33">¿Por qué se debe realizar una prueba de encendido después de ensamblar un equipo informático?</text:p>
      <text:p text:style-name="P33">a) Para omitir la prueba y acelerar la finalización del montaje</text:p>
      <text:p text:style-name="P12">b) Confirmar que todos los componentes funcionan correctamente</text:p>
      <text:p text:style-name="P33">c) No afecta la operatividad del equipo</text:p>
      <text:p text:style-name="P33">d) Sin importancia en la calidad del montaje</text:p>
      <text:p text:style-name="P33"/>
      <text:p text:style-name="P33">¿Cuál es la recomendación clave al manejar herramientas durante el montaje de un equipo informático?</text:p>
      <text:p text:style-name="P33">a) Utilizar cualquier herramienta disponible</text:p>
      <text:p text:style-name="P12">b) Utilizar herramientas adecuadas y seguir las normas de seguridad</text:p>
      <text:p text:style-name="P33">c) Ignorar las medidas de seguridad en la manipulación de herramientas</text:p>
      <text:p text:style-name="P33">d) Sin importancia en la manipulación de herramientas durante el montaje</text:p>
      <text:p text:style-name="P33"/>
      <text:p text:style-name="P33">¿Por qué es importante verificar la configuración de la BIOS después de montar un equipo informático?</text:p>
      <text:p text:style-name="P33">a) Para omitir la configuración y acelerar la finalización del montaje</text:p>
      <text:p text:style-name="P12">b) Asegurar que la configuración sea la adecuada para el hardware instalado</text:p>
      <text:p text:style-name="P33">c) No afecta el rendimiento del equipo</text:p>
      <text:p text:style-name="P33">d) Sin importancia en la calidad del montaje</text:p>
      <text:p text:style-name="P33"/>
      <text:p text:style-name="P33">¿Cuál es la importancia de mantener un área de trabajo limpia durante el montaje de un equipo informático?</text:p>
      <text:p text:style-name="P33"><text:soft-page-break/>a) Descuidar la limpieza para ahorrar tiempo</text:p>
      <text:p text:style-name="P12">b) Evitar la acumulación de polvo y garantizar un entorno de trabajo seguro</text:p>
      <text:p text:style-name="P33">c) No afecta la calidad del montaje</text:p>
      <text:p text:style-name="P33">d) Sin importancia en el proceso de montaje</text:p>
      <text:p text:style-name="Standard"/>
      <text:p text:style-name="Standard"/>
      <text:p text:style-name="P36"/>
      <text:p text:style-name="P20">¿Qué normativa regula las condiciones de seguridad en la manipulación de productos químicos en un taller de microinformática?</text:p>
      <text:p text:style-name="P20">a) ISO 9001</text:p>
      <text:p text:style-name="P20">b) ISO 14001</text:p>
      <text:p text:style-name="P20"><text:span text:style-name="T11">c) Normativa UNE-EN 14470-1</text:span><text:span text:style-name="T11"/></text:p>
      <text:p text:style-name="P20">d) Normativa UNE-EN 50110-1</text:p>
      <text:p text:style-name="P20"/>
      <text:p text:style-name="P20">¿Por qué es necesario realizar pruebas de rendimiento después del montaje de un equipo informático?</text:p>
      <text:p text:style-name="P20">a) Para ignorar las pruebas y acelerar la finalización del montaje</text:p>
      <text:p text:style-name="P20"><text:span text:style-name="T11">b) Confirmar que el equipo funciona conforme a las expectativas</text:span><text:span text:style-name="T11"/></text:p>
      <text:p text:style-name="P20">c) No afecta el rendimiento del equipo</text:p>
      <text:p text:style-name="P20">d) Sin importancia en la calidad del montaje</text:p>
      <text:p text:style-name="P20"/>
      <text:p text:style-name="P20">¿Cuál es la recomendación clave al instalar el sistema operativo en un equipo recién montado?</text:p>
      <text:p text:style-name="P20">a) No es necesario instalar un sistema operativo</text:p>
      <text:p text:style-name="P20">b) Utilizar una versión pirata del sistema operativo</text:p>
      <text:p text:style-name="P20"><text:span text:style-name="T11">c) Instalar un sistema operativo auténtico y actualizar los controladores</text:span><text:span text:style-name="T11"/></text:p>
      <text:p text:style-name="P20">d) Sin importancia en la instalación del sistema operativo</text:p>
      <text:p text:style-name="P20"/>
      <text:p text:style-name="P20">¿Por qué es esencial asegurar una buena gestión del cableado durante el montaje de un equipo informático?</text:p>
      <text:p text:style-name="P20">a) Descuidar la gestión del cableado para ahorrar tiempo</text:p>
      <text:p text:style-name="P20"><text:span text:style-name="T11">b) Evitar posibles problemas de conexión y mejorar la refrigeración</text:span><text:span text:style-name="T11"/></text:p>
      <text:p text:style-name="P20">c) No afecta la calidad del montaje</text:p>
      <text:p text:style-name="P20">d) Sin importancia en el proceso de montaje</text:p>
      <text:p text:style-name="P20"/>
      <text:p text:style-name="P20">¿Cuál es la importancia de realizar copias de seguridad antes de instalar el sistema operativo en un equipo recién montado?</text:p>
      <text:p text:style-name="P20">a) No es necesario realizar copias de seguridad</text:p>
      <text:p text:style-name="P20"><text:span text:style-name="T11">b) Prevenir la pérdida de datos en caso de problemas durante la instalación</text:span><text:span text:style-name="T11"/></text:p>
      <text:p text:style-name="P20">c) No afecta la instalación del sistema operativo</text:p>
      <text:p text:style-name="P20">d) Sin importancia en la calidad del montaje</text:p>
      <text:p text:style-name="P20"/>
      <text:p text:style-name="P20">¿Por qué se debe evitar trabajar en un entorno con electricidad estática durante el montaje de un equipo informático?</text:p>
      <text:p text:style-name="P20">a) La electricidad estática no afecta los componentes electrónicos</text:p>
      <text:p text:style-name="P20"><text:span text:style-name="T11">b) Evitar posibles daños en los componentes sensibles a la electricidad estática</text:span><text:span text:style-name="T11"/></text:p>
      <text:p text:style-name="P20">c) No afecta la calidad del montaje</text:p>
      <text:p text:style-name="P20">d) Sin importancia en la manipulación de componentes durante el montaje</text:p>
      <text:p text:style-name="P20"/>
      <text:p text:style-name="P20"/>
      <text:p text:style-name="P20">¿Cuál es el primer paso esencial al comenzar el montaje de un sistema informático?</text:p>
      <text:p text:style-name="P20">a) Conectar todos los cables de alimentación</text:p>
      <text:p text:style-name="P20"><text:span text:style-name="T11">b) Verificar la integridad de los componentes</text:span><text:span text:style-name="T11"/></text:p>
      <text:p text:style-name="P20">c) Encender el equipo sin realizar comprobaciones</text:p>
      <text:p text:style-name="P20">d) Sin importancia en el inicio del montaje</text:p>
      <text:p text:style-name="P20"/>
      <text:p text:style-name="P20">¿Por qué es crucial asegurar que la fuente de alimentación esté apagada antes de iniciar el montaje?</text:p>
      <text:p text:style-name="P20">a) No es necesario apagar la fuente de alimentación</text:p>
      <text:p text:style-name="P20"><text:span text:style-name="T11">b) Prevenir posibles descargas eléctricas durante el manejo de componentes</text:span><text:span text:style-name="T11"/></text:p>
      <text:p text:style-name="P20"><text:soft-page-break/>c) Agilizar el proceso de montaje sin apagar la fuente de alimentación</text:p>
      <text:p text:style-name="P20">d) Sin importancia en el encendido del equipo</text:p>
      <text:p text:style-name="P20"/>
      <text:p text:style-name="P20">¿Cuál es la importancia de instalar la CPU correctamente durante el montaje de un sistema informático?</text:p>
      <text:p text:style-name="P20">a) No afecta el rendimiento del equipo</text:p>
      <text:p text:style-name="P20"><text:span text:style-name="T11">b) Asegurar el funcionamiento adecuado y evitar daños a la CPU</text:span><text:span text:style-name="T11"/></text:p>
      <text:p text:style-name="P20">c) Omitir la instalación de la CPU para acelerar el montaje</text:p>
      <text:p text:style-name="P20">d) Sin importancia en la calidad del montaje</text:p>
      <text:p text:style-name="P20"/>
      <text:p text:style-name="P20">¿Por qué se debe aplicar una capa delgada de pasta térmica al instalar el disipador de calor en la CPU?</text:p>
      <text:p text:style-name="P20">a) No es necesario aplicar pasta térmica</text:p>
      <text:p text:style-name="P20"><text:span text:style-name="T11">b) Mejorar la conductividad térmica y evitar el sobrecalentamiento de la CPU</text:span><text:span text:style-name="T11"/></text:p>
      <text:p text:style-name="P20">c) Omitir la aplicación de pasta térmica para acelerar el montaje</text:p>
      <text:p text:style-name="P20">d) Sin importancia en la refrigeración del sistema</text:p>
      <text:p text:style-name="P20"/>
      <text:p text:style-name="P20">¿Cuál es el siguiente paso después de instalar la CPU y el disipador de calor en la placa base?</text:p>
      <text:p text:style-name="P20">a) Conectar la fuente de alimentación</text:p>
      <text:p text:style-name="P20"><text:span text:style-name="T11">b) Instalar la memoria RAM en los slots correspondientes</text:span><text:span text:style-name="T11"/></text:p>
      <text:p text:style-name="P20">c) Ignorar la instalación de la memoria RAM</text:p>
      <text:p text:style-name="P20">d) Sin importancia en el orden de instalación</text:p>
      <text:p text:style-name="P20"/>
      <text:p text:style-name="P20">¿Por qué es importante seguir las indicaciones del manual de la placa base al instalar la memoria RAM?</text:p>
      <text:p text:style-name="P20">a) Para omitir la instalación de la memoria RAM y acelerar el proceso</text:p>
      <text:p text:style-name="P20"><text:span text:style-name="T11">b) Asegurar que la memoria RAM se instale correctamente en los slots designados</text:span><text:span text:style-name="T11"/></text:p>
      <text:p text:style-name="P20">c) No afecta el rendimiento del equipo</text:p>
      <text:p text:style-name="P20">d) Sin importancia en la calidad del montaje</text:p>
      <text:p text:style-name="P20"/>
      <text:p text:style-name="P20">¿Qué se debe hacer después de conectar la memoria RAM en la placa base durante el montaje?</text:p>
      <text:p text:style-name="P20">a) Encender el equipo sin realizar más comprobaciones</text:p>
      <text:p text:style-name="P20"><text:span text:style-name="T11">b) Conectar la tarjeta gráfica</text:span><text:span text:style-name="T11"/></text:p>
      <text:p text:style-name="P20">c) Omitir la conexión de la tarjeta gráfica para acelerar el montaje</text:p>
      <text:p text:style-name="P20">d) Sin importancia en el proceso de montaje</text:p>
      <text:p text:style-name="P20"/>
      <text:p text:style-name="P20">¿Por qué es esencial verificar la compatibilidad de la tarjeta gráfica con la placa base antes de instalarla?</text:p>
      <text:p text:style-name="P20">a) No es necesario comprobar la compatibilidad</text:p>
      <text:p text:style-name="P20"><text:span text:style-name="T11">b) Evitar posibles problemas de conexión y asegurar un rendimiento adecuado</text:span><text:span text:style-name="T11"/></text:p>
      <text:p text:style-name="P20">c) Omitir la instalación de la tarjeta gráfica para acelerar el montaje</text:p>
      <text:p text:style-name="P20">d) Sin importancia en la calidad del montaje</text:p>
      <text:p text:style-name="P20"/>
      <text:p text:style-name="P20">¿Cuál es el siguiente paso después de instalar la tarjeta gráfica en la placa base?</text:p>
      <text:p text:style-name="P20"><text:span text:style-name="T11">a) Conectar la fuente de alimentación</text:span><text:span text:style-name="T11"/></text:p>
      <text:p text:style-name="P20">b) Instalar los discos duros y/o SSD en los puertos SATA</text:p>
      <text:p text:style-name="P20">c) Ignorar la instalación de discos duros para acelerar el montaje</text:p>
      <text:p text:style-name="P20">d) Sin importancia en el orden de instalación</text:p>
      <text:p text:style-name="P20"/>
      <text:p text:style-name="P20">¿Por qué se debe configurar la secuencia de arranque en la BIOS después de instalar los discos duros o SSD?</text:p>
      <text:p text:style-name="P20">a) Para omitir la configuración y acelerar la finalización del montaje</text:p>
      <text:p text:style-name="P20"><text:soft-page-break/><text:span text:style-name="T11">b) Asegurar que el sistema operativo se inicie desde el dispositivo correcto</text:span><text:span text:style-name="T11"/></text:p>
      <text:p text:style-name="P20">c) No afecta la operatividad del equipo</text:p>
      <text:p text:style-name="P20">d) Sin importancia en la calidad del montaje</text:p>
      <text:p text:style-name="P20"/>
      <text:p text:style-name="P20">¿Qué se debe hacer después de configurar la secuencia de arranque en la BIOS?</text:p>
      <text:p text:style-name="P20">a) Realizar pruebas de rendimiento sin instalar el sistema operativo</text:p>
      <text:p text:style-name="P20"><text:span text:style-name="T11">b) Instalar el sistema operativo desde un medio de almacenamiento externo</text:span><text:span text:style-name="T11"/></text:p>
      <text:p text:style-name="P20">c) Ignorar la instalación del sistema operativo para acelerar el montaje</text:p>
      <text:p text:style-name="P20">d) Sin importancia en el proceso de montaje</text:p>
      <text:p text:style-name="P20"/>
      <text:p text:style-name="P20">¿Cuál es la importancia de conectar los cables de alimentación correctamente durante el montaje de un sistema informático?</text:p>
      <text:p text:style-name="P20">a) No afecta el rendimiento del equipo</text:p>
      <text:p text:style-name="P20"><text:span text:style-name="T11">b) Evitar posibles problemas de alimentación y asegurar el encendido adecuado</text:span><text:span text:style-name="T11"/></text:p>
      <text:p text:style-name="P20">c) Omitir la conexión de cables de alimentación para acelerar el montaje</text:p>
      <text:p text:style-name="P20">d) Sin importancia en la calidad del montaje</text:p>
      <text:p text:style-name="P20"/>
      <text:p text:style-name="P20">¿Por qué se debe realizar una prueba de encendido antes de cerrar la carcasa del equipo durante el montaje?</text:p>
      <text:p text:style-name="P20">a) Para omitir la prueba y acelerar la finalización del montaje</text:p>
      <text:p text:style-name="P20"><text:span text:style-name="T11">b) Confirmar que todos los componentes funcionan correctamente antes de cerrar el equipo</text:span><text:span text:style-name="T11"/></text:p>
      <text:p text:style-name="P20">c) No afecta la operatividad del equipo</text:p>
      <text:p text:style-name="P20">d) Sin importancia en la calidad del montaje</text:p>
      <text:p text:style-name="P20"/>
      <text:p text:style-name="P20">¿Cuál es el último paso en el montaje de un sistema informático después de realizar la prueba de encendido?</text:p>
      <text:p text:style-name="P20">a) Conectar los periféricos externos</text:p>
      <text:p text:style-name="P20"><text:span text:style-name="T11">b) Cerrar la carcasa del equipo</text:span><text:span text:style-name="T11"/></text:p>
      <text:p text:style-name="P20">c) Ignorar la conexión de periféricos externos para acelerar el montaje</text:p>
      <text:p text:style-name="P20">d) Sin importancia en el orden de finalización del montaje</text:p>
      <text:p text:style-name="P20"/>
      <text:p text:style-name="P20"/>
      <text:p text:style-name="P20">¿Cuál es el primer paso al encender un sistema microinformático?</text:p>
      <text:p text:style-name="P20">a) Conectar los periféricos externos</text:p>
      <text:p text:style-name="P20"><text:span text:style-name="T11">b) Pulsar el botón de encendido del equipo</text:span><text:span text:style-name="T11"/></text:p>
      <text:p text:style-name="P20">c) Omitir la conexión de periféricos externos para acelerar el arranque</text:p>
      <text:p text:style-name="P20">d) Sin importancia en el inicio del sistema</text:p>
      <text:p text:style-name="P20"/>
      <text:p text:style-name="P20">¿Por qué es crucial verificar que todos los cables estén correctamente conectados antes de encender el sistema?</text:p>
      <text:p text:style-name="P20">a) No es necesario verificar las conexiones</text:p>
      <text:p text:style-name="P20"><text:span text:style-name="T11">b) Evitar posibles problemas de conexión y asegurar un arranque adecuado</text:span><text:span text:style-name="T11"/></text:p>
      <text:p text:style-name="P20">c) Omitir la verificación de conexiones para acelerar el arranque</text:p>
      <text:p text:style-name="P20">d) Sin importancia en la calidad del arranque del sistema</text:p>
      <text:p text:style-name="P20"/>
      <text:p text:style-name="P20">¿Cuál es la importancia de revisar la configuración de la BIOS antes de que el sistema operativo cargue?</text:p>
      <text:p text:style-name="P20">a) Para omitir la configuración y acelerar el arranque del sistema</text:p>
      <text:p text:style-name="P20"><text:span text:style-name="T11">b) Asegurar que la configuración sea la adecuada para el hardware instalado</text:span><text:span text:style-name="T11"/></text:p>
      <text:p text:style-name="P20">c) No afecta el rendimiento del sistema</text:p>
      <text:p text:style-name="P20">d) Sin importancia en la calidad del arranque</text:p>
      <text:p text:style-name="P20"/>
      <text:p text:style-name="P20"><text:soft-page-break/>¿Qué se debe hacer después de revisar la configuración de la BIOS antes del arranque del sistema operativo?</text:p>
      <text:p text:style-name="P20">a) Conectar los periféricos externos</text:p>
      <text:p text:style-name="P20"><text:span text:style-name="T11">b) Iniciar el sistema operativo desde el disco duro o SSD</text:span><text:span text:style-name="T11"/></text:p>
      <text:p text:style-name="P20">c) Ignorar el inicio del sistema operativo para acelerar el arranque</text:p>
      <text:p text:style-name="P20">d) Sin importancia en el orden de inicio del sistema</text:p>
      <text:p text:style-name="Standard"/>
      <text:p text:style-name="P35">¿Por qué se debe seleccionar el dispositivo de arranque correcto en el menú de inicio de la BIOS?</text:p>
      <text:p text:style-name="P35">a) Para omitir la selección y acelerar el inicio del sistema operativo</text:p>
      <text:p text:style-name="P41">b) Asegurar que el sistema operativo se inicie desde el dispositivo correcto</text:p>
      <text:p text:style-name="P35">c) No afecta la operatividad del sistema</text:p>
      <text:p text:style-name="P35">d) Sin importancia en la calidad del arranque del sistema</text:p>
      <text:p text:style-name="P35"/>
      <text:p text:style-name="P35">¿Cuál es la importancia de mantener actualizado el sistema operativo antes de iniciar el sistema microinformático?</text:p>
      <text:p text:style-name="P35">a) No es necesario mantener el sistema operativo actualizado</text:p>
      <text:p text:style-name="P41">b) Evitar posibles vulnerabilidades de seguridad y mejorar el rendimiento</text:p>
      <text:p text:style-name="P35">c) Omitir las actualizaciones para acelerar el inicio del sistema</text:p>
      <text:p text:style-name="P35">d) Sin importancia en la calidad del arranque</text:p>
      <text:p text:style-name="P35"/>
      <text:p text:style-name="P35">¿Qué se debe hacer después de completar las actualizaciones del sistema operativo durante el arranque del sistema?</text:p>
      <text:p text:style-name="P41">a) Iniciar aplicaciones y programas de inmediato</text:p>
      <text:p text:style-name="P35">b) Conectar los periféricos externos</text:p>
      <text:p text:style-name="P35">c) Ignorar la instalación de actualizaciones para acelerar el arranque</text:p>
      <text:p text:style-name="P35">d) Sin importancia en el orden de inicio del sistema</text:p>
      <text:p text:style-name="P35"/>
      <text:p text:style-name="P35">¿Cuál es la importancia de iniciar sesión con credenciales seguras al arrancar el sistema microinformático?</text:p>
      <text:p text:style-name="P35">a) No es necesario utilizar credenciales seguras</text:p>
      <text:p text:style-name="P41">b) Evitar posibles accesos no autorizados al sistema</text:p>
      <text:p text:style-name="P35">c) Omitir el inicio de sesión para acelerar el arranque</text:p>
      <text:p text:style-name="P35">d) Sin importancia en la calidad del arranque del sistema</text:p>
      <text:p text:style-name="P35"/>
      <text:p text:style-name="P35">¿Qué se debe hacer después de iniciar sesión en el sistema operativo durante el arranque?</text:p>
      <text:p text:style-name="P35">a) Apagar el equipo de inmediato</text:p>
      <text:p text:style-name="P35">b) Conectar los periféricos externos</text:p>
      <text:p text:style-name="P35">c) Ignorar el inicio de sesión para acelerar el arranque</text:p>
      <text:p text:style-name="P35">d) Sin importancia en el orden de inicio del sistema</text:p>
      <text:p text:style-name="P35"/>
      <text:p text:style-name="P35">¿Por qué es crucial tener un software antivirus actualizado antes de navegar por Internet después del arranque del sistema?</text:p>
      <text:p text:style-name="P35">a) No es necesario tener un software antivirus actualizado</text:p>
      <text:p text:style-name="P41">b) Evitar posibles amenazas de seguridad y proteger el sistema</text:p>
      <text:p text:style-name="P35">c) Omitir las actualizaciones del antivirus para acelerar el arranque</text:p>
      <text:p text:style-name="P35">d) Sin importancia en la calidad del arranque del sistema</text:p>
      <text:p text:style-name="P35"/>
      <text:p text:style-name="P35"/>
      <text:p text:style-name="P35">¿Cuál es la importancia de mantener actualizados los controladores del sistema antes de utilizar periféricos externos después del arranque del sistema?</text:p>
      <text:p text:style-name="P35">a) No es necesario mantener los controladores actualizados</text:p>
      <text:p text:style-name="P41">b) Evitar posibles problemas de compatibilidad y mejorar el rendimiento del sistema</text:p>
      <text:p text:style-name="P35"><text:soft-page-break/>c) Omitir las actualizaciones de los controladores para acelerar el arranque</text:p>
      <text:p text:style-name="P35">d) Sin importancia en la calidad del arranque del sistema</text:p>
      <text:p text:style-name="P35"/>
      <text:p text:style-name="P35"/>
      <text:p text:style-name="P35">¿Qué se debe hacer después de completar las actualizaciones de los controladores del sistema durante el arranque del sistema?</text:p>
      <text:p text:style-name="P35">a) Conectar los periféricos externos</text:p>
      <text:p text:style-name="P35">b) Ignorar las actualizaciones de los controladores para acelerar el arranque</text:p>
      <text:p text:style-name="P41">c) Desconectar el equipo de la red</text:p>
      <text:p text:style-name="P35">d) Sin importancia en el orden de inicio del sistema</text:p>
      <text:p text:style-name="P35"/>
      <text:p text:style-name="P35">¿Por qué es esencial realizar copias de seguridad periódicas después del arranque del sistema?</text:p>
      <text:p text:style-name="P35">a) No es necesario realizar copias de seguridad</text:p>
      <text:p text:style-name="P41">b) Prevenir la pérdida de datos en caso de fallos o problemas en el sistema</text:p>
      <text:p text:style-name="P35">c) Omitir las copias de seguridad para acelerar el arranque</text:p>
      <text:p text:style-name="P35">d) Sin importancia en la calidad del arranque del sistema</text:p>
      <text:p text:style-name="P35"/>
      <text:p text:style-name="P35">¿Qué se debe hacer después de completar las copias de seguridad durante el arranque del sistema?</text:p>
      <text:p text:style-name="P35">a) Conectar los periféricos externos</text:p>
      <text:p text:style-name="P35">b) Ignorar las copias de seguridad para acelerar el arranque</text:p>
      <text:p text:style-name="P41">c) Desconectar el equipo de la red</text:p>
      <text:p text:style-name="P35">d) Sin importancia en el orden de inicio del sistema</text:p>
      <text:p text:style-name="P35"/>
      <text:p text:style-name="P35">¿Cuál es la importancia de revisar el rendimiento del sistema después de haber iniciado todas las aplicaciones y programas necesarios?</text:p>
      <text:p text:style-name="P35">a) No es necesario revisar el rendimiento del sistema</text:p>
      <text:p text:style-name="P41">b) Identificar posibles problemas de rendimiento y optimizar el sistema</text:p>
      <text:p text:style-name="P35">c) Omitir la revisión del rendimiento para acelerar el arranque</text:p>
      <text:p text:style-name="P35">d) Sin importancia en la calidad del arranque del sistema</text:p>
      <text:p text:style-name="P35"/>
      <text:p text:style-name="P35"/>
      <text:p text:style-name="P35"/>
      <text:p text:style-name="P35">¿Cuál es la función principal de la BIOS en un sistema informático?</text:p>
      <text:p text:style-name="P35">a) Controlar la velocidad del procesador</text:p>
      <text:p text:style-name="P41">b) Gestionar el arranque y la configuración básica del hardware</text:p>
      <text:p text:style-name="P35">c) Ejecutar aplicaciones y programas</text:p>
      <text:p text:style-name="P35">d) Sin importancia en el funcionamiento del sistema</text:p>
      <text:p text:style-name="P35"/>
      <text:p text:style-name="P35">¿Por qué es esencial acceder a la BIOS al iniciar un sistema informático?</text:p>
      <text:p text:style-name="P35">a) Para omitir la configuración y acelerar el inicio del sistema</text:p>
      <text:p text:style-name="P41">b) Configurar parámetros básicos del hardware y la secuencia de arranque</text:p>
      <text:p text:style-name="P35">c) No afecta la operatividad del sistema</text:p>
      <text:p text:style-name="P35">d) Sin importancia en la calidad del arranque del sistema</text:p>
      <text:p text:style-name="P35"/>
      <text:p text:style-name="P35">¿Cuál es la importancia de asegurar que la fecha y la hora estén configuradas correctamente en la BIOS?</text:p>
      <text:p text:style-name="P35">a) No es necesario configurar la fecha y la hora</text:p>
      <text:p text:style-name="P41">b) Evitar posibles problemas de sincronización y registros de eventos</text:p>
      <text:p text:style-name="P35">c) Omitir la configuración de fecha y hora para acelerar el arranque</text:p>
      <text:p text:style-name="P35">d) Sin importancia en la calidad del arranque del sistema</text:p>
      <text:p text:style-name="P35"/>
      <text:p text:style-name="P35">¿Qué se debe hacer después de configurar la fecha y la hora en la BIOS?</text:p>
      <text:p text:style-name="P35"><text:soft-page-break/>a) Conectar los periféricos externos</text:p>
      <text:p text:style-name="P41">b) Guardar los cambios y salir de la configuración de la BIOS</text:p>
      <text:p text:style-name="P35">c) Ignorar la configuración de fecha y hora para acelerar el arranque</text:p>
      <text:p text:style-name="P35">d) Sin importancia en el orden de inicio del sistema</text:p>
      <text:p text:style-name="P35"/>
      <text:p text:style-name="P35">¿Por qué es crucial proteger la configuración de la BIOS con una contraseña?</text:p>
      <text:p text:style-name="P35">a) No es necesario proteger la configuración con una contraseña</text:p>
      <text:p text:style-name="P41">b) Evitar accesos no autorizados y modificaciones no deseadas</text:p>
      <text:p text:style-name="P35">c) Omitir la protección con contraseña para acelerar el arranque</text:p>
      <text:p text:style-name="P35">d) Sin importancia en la calidad del arranque del sistema</text:p>
      <text:p text:style-name="P35"/>
      <text:p text:style-name="P35">¿Qué se debe hacer después de establecer una contraseña en la configuración de la BIOS?</text:p>
      <text:p text:style-name="P35">a) Conectar los periféricos externos</text:p>
      <text:p text:style-name="P41">b) Guardar los cambios y salir de la configuración de la BIOS</text:p>
      <text:p text:style-name="P35">c) Ignorar la configuración de la contraseña para acelerar el arranque</text:p>
      <text:p text:style-name="P35">d) Sin importancia en el orden de inicio del sistema</text:p>
      <text:p text:style-name="P35"/>
      <text:p text:style-name="P35">¿Cuál es la importancia de actualizar la versión de la BIOS en un sistema informático?</text:p>
      <text:p text:style-name="P35">a) No es necesario actualizar la versión de la BIOS</text:p>
      <text:p text:style-name="P41">b) Obtener mejoras de rendimiento, compatibilidad y correcciones de errores</text:p>
      <text:p text:style-name="P35">c) Omitir las actualizaciones de la BIOS para acelerar el arranque</text:p>
      <text:p text:style-name="P35">d) Sin importancia en la calidad del arranque del sistema</text:p>
      <text:p text:style-name="P35"/>
      <text:p text:style-name="P35">¿Qué se debe hacer después de completar la actualización de la BIOS?</text:p>
      <text:p text:style-name="P35">a) Conectar los periféricos externos</text:p>
      <text:p text:style-name="P41">b) Guardar los cambios y salir de la configuración de la BIOS</text:p>
      <text:p text:style-name="P35">c) Ignorar la actualización de la BIOS para acelerar el arranque</text:p>
      <text:p text:style-name="P35">d) Sin importancia en el orden de inicio del sistema</text:p>
      <text:p text:style-name="P35"/>
      <text:p text:style-name="P35">¿Cuál es la función principal del modo UEFI en lugar del modo BIOS?</text:p>
      <text:p text:style-name="P35">a) No hay diferencia entre el modo UEFI y el modo BIOS</text:p>
      <text:p text:style-name="P41">b) Proporcionar un entorno de arranque más avanzado y seguro</text:p>
      <text:p text:style-name="P35">c) Omitir el modo UEFI para acelerar el inicio del sistema</text:p>
      <text:p text:style-name="P35">d) Sin importancia en la calidad del arranque del sistema</text:p>
      <text:p text:style-name="P35"/>
      <text:p text:style-name="P35">¿Por qué es esencial acceder a la interfaz UEFI al iniciar un sistema compatible con UEFI?</text:p>
      <text:p text:style-name="P35">a) Para omitir la configuración y acelerar el inicio del sistema</text:p>
      <text:p text:style-name="P41">b) Configurar parámetros avanzados del hardware y la secuencia de arranque</text:p>
      <text:p text:style-name="P35">c) No afecta la operatividad del sistema</text:p>
      <text:p text:style-name="P35">d) Sin importancia en la calidad del arranque del sistema</text:p>
      <text:p text:style-name="P35"/>
      <text:p text:style-name="P35">¿Cuál es la importancia de asegurar que la configuración de arranque en el modo UEFI esté correctamente establecida?</text:p>
      <text:p text:style-name="P35">a) No es necesario configurar la secuencia de arranque en el modo UEFI</text:p>
      <text:p text:style-name="P41">b) Evitar problemas de inicio y garantizar un arranque adecuado</text:p>
      <text:p text:style-name="P35">c) Omitir la configuración de arranque en el modo UEFI para acelerar el inicio</text:p>
      <text:p text:style-name="P35">d) Sin importancia en la calidad del arranque del sistema</text:p>
      <text:p text:style-name="P35"/>
      <text:p text:style-name="P35">¿Qué se debe hacer después de configurar la secuencia de arranque en el modo UEFI?</text:p>
      <text:p text:style-name="P35">a) Conectar los periféricos externos</text:p>
      <text:p text:style-name="P41">b) Guardar los cambios y salir de la configuración UEFI</text:p>
      <text:p text:style-name="P35">c) Ignorar la configuración de arranque en el modo UEFI para acelerar el inicio</text:p>
      <text:p text:style-name="P35"><text:soft-page-break/>d) Sin importancia en el orden de inicio del sistem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/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s" fo:country="ES" style:font-name-asian="Noto Serif CJK SC" style:font-family-asian="'Noto Serif CJK SC'" style:font-name-complex="Lohit Devanagari" style:font-family-complex="'Lohit Devanagari'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2:55:41.649000000</meta:creation-date>
    <meta:editing-duration>PT1H13M46S</meta:editing-duration>
    <meta:editing-cycles>5</meta:editing-cycles>
    <meta:generator>LibreOffice/7.6.2.1$Linux_X86_64 LibreOffice_project/56f7684011345957bbf33a7ee678afaf4d2ba333</meta:generator>
    <dc:date>2024-01-30T18:48:49.239246090</dc:date>
    <meta:document-statistic meta:table-count="0" meta:image-count="0" meta:object-count="0" meta:page-count="37" meta:paragraph-count="1397" meta:word-count="10550" meta:character-count="64495" meta:non-whitespace-character-count="55341"/>
  </office:meta>
</office:document-meta>
</file>